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11">
      <style:text-properties style:font-name="Liberation Mono"/>
    </style:style>
    <style:style style:name="ce4" style:family="table-cell" style:parent-style-name="Default">
      <style:text-properties style:font-name="Liberation Mono"/>
    </style:style>
    <style:style style:name="ce5" style:family="table-cell" style:parent-style-name="Default" style:data-style-name="N112">
      <style:text-properties style:font-name="Liberation Mono"/>
    </style:style>
    <style:style style:name="ce6" style:family="table-cell" style:parent-style-name="Default" style:data-style-name="N126">
      <style:text-properties style:font-name="Liberation Mono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svg:width="26.101cm" svg:height="20.107cm" svg:x="15.57cm" svg:y="0.479cm">
            <draw:object draw:notify-on-update-of-ranges="Sheet1.F4:Sheet1.F4 Sheet1.F5:Sheet1.F105 Sheet1.A5:Sheet1.A10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2" table:default-cell-style-name="ce4"/>
        <table:table-column table:style-name="co1" table:default-cell-style-name="ce5"/>
        <table:table-column table:style-name="co1" table:default-cell-style-name="ce3"/>
        <table:table-column table:style-name="co1" table:default-cell-style-name="ce6"/>
        <table:table-column table:style-name="co1" table:number-columns-repeated="1018" table:default-cell-style-name="Default"/>
        <table:table-row table:style-name="ro1">
          <table:table-cell table:style-name="ce1" office:value-type="string">
            <text:p>ɛ</text:p>
          </table:table-cell>
          <table:table-cell table:style-name="ce3" office:value-type="float" office:value="0.0001">
            <text:p>0.000</text:p>
          </table:table-cell>
          <table:table-cell table:style-name="ce2" table:number-columns-repeated="1022"/>
        </table:table-row>
        <table:table-row table:style-name="ro1">
          <table:table-cell table:style-name="ce1" office:value-type="string">
            <text:p>C</text:p>
          </table:table-cell>
          <table:table-cell table:style-name="ce3" office:value-type="float" office:value="100">
            <text:p>100.000</text:p>
          </table:table-cell>
          <table:table-cell table:style-name="ce2" table:number-columns-repeated="1022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office:value-type="string">
            <text:p>x</text:p>
          </table:table-cell>
          <table:table-cell table:style-name="ce2" office:value-type="string">
            <text:p>sign1</text:p>
          </table:table-cell>
          <table:table-cell table:style-name="ce2" office:value-type="string">
            <text:p>sign2</text:p>
          </table:table-cell>
          <table:table-cell table:style-name="ce2" office:value-type="string">
            <text:p>sign3</text:p>
          </table:table-cell>
          <table:table-cell table:style-name="ce2" office:value-type="string">
            <text:p>f1</text:p>
          </table:table-cell>
          <table:table-cell table:style-name="ce2" office:value-type="string">
            <text:p>f2</text:p>
          </table:table-cell>
          <table:table-cell table:style-name="ce2" table:number-columns-repeated="1018"/>
        </table:table-row>
        <table:table-row table:style-name="ro1">
          <table:table-cell office:value-type="float" office:value="-0.1">
            <text:p>-0.100</text:p>
          </table:table-cell>
          <table:table-cell table:formula="of:=IF([.A5]&gt;=0;1;0)" office:value-type="float" office:value="0">
            <text:p>0</text:p>
          </table:table-cell>
          <table:table-cell table:formula="of:=2*[.B5]-1" office:value-type="float" office:value="-1">
            <text:p>-1</text:p>
          </table:table-cell>
          <table:table-cell table:formula="of:=[.C5]*(1-ABS(TANH([.$B$2]*[.A5])))" office:value-type="float" office:value="-0.0000000041223072733132">
            <text:p>-4.12E-9</text:p>
          </table:table-cell>
          <table:table-cell table:formula="of:=[.A5]" office:value-type="float" office:value="-0.1">
            <text:p>-0.100</text:p>
          </table:table-cell>
          <table:table-cell table:formula="of:=[.A5]+[.$B$1]*[.D5] - [.A5]" office:value-type="float" office:value="-0.000000000000412225809043321">
            <text:p>0.0000</text:p>
          </table:table-cell>
          <table:table-cell table:style-name="ce4" table:number-columns-repeated="1018"/>
        </table:table-row>
        <table:table-row table:style-name="ro1">
          <table:table-cell office:value-type="float" office:value="-0.098">
            <text:p>-0.098</text:p>
          </table:table-cell>
          <table:table-cell table:formula="of:=IF([.A6]&gt;=0;1;0)" office:value-type="float" office:value="0">
            <text:p>0</text:p>
          </table:table-cell>
          <table:table-cell table:formula="of:=2*[.B6]-1" office:value-type="float" office:value="-1">
            <text:p>-1</text:p>
          </table:table-cell>
          <table:table-cell table:formula="of:=[.C6]*(1-ABS(TANH([.$B$2]*[.A6])))" office:value-type="float" office:value="-0.00000000614975970147924">
            <text:p>-6.15E-9</text:p>
          </table:table-cell>
          <table:table-cell table:formula="of:=[.A6]" office:value-type="float" office:value="-0.098">
            <text:p>-0.098</text:p>
          </table:table-cell>
          <table:table-cell table:formula="of:=[.A6]+[.$B$1]*[.D6] - [.A6]" office:value-type="float" office:value="-0.00000000000061498028891549">
            <text:p>0.0000</text:p>
          </table:table-cell>
          <table:table-cell table:style-name="ce4" table:number-columns-repeated="1018"/>
        </table:table-row>
        <table:table-row table:style-name="ro1">
          <table:table-cell table:formula="of:=2*[.A6]-[.A5]" office:value-type="float" office:value="-0.096">
            <text:p>-0.096</text:p>
          </table:table-cell>
          <table:table-cell table:formula="of:=IF([.A7]&gt;=0;1;0)" office:value-type="float" office:value="0">
            <text:p>0</text:p>
          </table:table-cell>
          <table:table-cell table:formula="of:=2*[.B7]-1" office:value-type="float" office:value="-1">
            <text:p>-1</text:p>
          </table:table-cell>
          <table:table-cell table:formula="of:=[.C7]*(1-ABS(TANH([.$B$2]*[.A7])))" office:value-type="float" office:value="-0.00000000917436349112677">
            <text:p>-9.17E-9</text:p>
          </table:table-cell>
          <table:table-cell table:formula="of:=[.A7]" office:value-type="float" office:value="-0.096">
            <text:p>-0.096</text:p>
          </table:table-cell>
          <table:table-cell table:formula="of:=[.A7]+[.$B$1]*[.D7] - [.A7]" office:value-type="float" office:value="-0.000000000000917432796398998">
            <text:p>0.0000</text:p>
          </table:table-cell>
          <table:table-cell table:style-name="ce4" table:number-columns-repeated="1018"/>
        </table:table-row>
        <table:table-row table:style-name="ro1">
          <table:table-cell table:formula="of:=2*[.A7]-[.A6]" office:value-type="float" office:value="-0.094">
            <text:p>-0.094</text:p>
          </table:table-cell>
          <table:table-cell table:formula="of:=IF([.A8]&gt;=0;1;0)" office:value-type="float" office:value="0">
            <text:p>0</text:p>
          </table:table-cell>
          <table:table-cell table:formula="of:=2*[.B8]-1" office:value-type="float" office:value="-1">
            <text:p>-1</text:p>
          </table:table-cell>
          <table:table-cell table:formula="of:=[.C8]*(1-ABS(TANH([.$B$2]*[.A8])))" office:value-type="float" office:value="-0.0000000136865418998156">
            <text:p>-1.37E-8</text:p>
          </table:table-cell>
          <table:table-cell table:formula="of:=[.A8]" office:value-type="float" office:value="-0.094">
            <text:p>-0.094</text:p>
          </table:table-cell>
          <table:table-cell table:formula="of:=[.A8]+[.$B$1]*[.D8] - [.A8]" office:value-type="float" office:value="-0.00000000000136865518918228">
            <text:p>0.0000</text:p>
          </table:table-cell>
          <table:table-cell table:number-columns-repeated="1018"/>
        </table:table-row>
        <table:table-row table:style-name="ro1">
          <table:table-cell table:formula="of:=2*[.A8]-[.A7]" office:value-type="float" office:value="-0.092">
            <text:p>-0.092</text:p>
          </table:table-cell>
          <table:table-cell table:formula="of:=IF([.A9]&gt;=0;1;0)" office:value-type="float" office:value="0">
            <text:p>0</text:p>
          </table:table-cell>
          <table:table-cell table:formula="of:=2*[.B9]-1" office:value-type="float" office:value="-1">
            <text:p>-1</text:p>
          </table:table-cell>
          <table:table-cell table:formula="of:=[.C9]*(1-ABS(TANH([.$B$2]*[.A9])))" office:value-type="float" office:value="-0.0000000204179212426325">
            <text:p>-2.04E-8</text:p>
          </table:table-cell>
          <table:table-cell table:formula="of:=[.A9]" office:value-type="float" office:value="-0.092">
            <text:p>-0.092</text:p>
          </table:table-cell>
          <table:table-cell table:formula="of:=[.A9]+[.$B$1]*[.D9] - [.A9]" office:value-type="float" office:value="-0.00000000000204179728680032">
            <text:p>0.0000</text:p>
          </table:table-cell>
          <table:table-cell table:number-columns-repeated="1018"/>
        </table:table-row>
        <table:table-row table:style-name="ro1">
          <table:table-cell table:formula="of:=2*[.A9]-[.A8]" office:value-type="float" office:value="-0.09">
            <text:p>-0.090</text:p>
          </table:table-cell>
          <table:table-cell table:formula="of:=IF([.A10]&gt;=0;1;0)" office:value-type="float" office:value="0">
            <text:p>0</text:p>
          </table:table-cell>
          <table:table-cell table:formula="of:=2*[.B10]-1" office:value-type="float" office:value="-1">
            <text:p>-1</text:p>
          </table:table-cell>
          <table:table-cell table:formula="of:=[.C10]*(1-ABS(TANH([.$B$2]*[.A10])))" office:value-type="float" office:value="-0.0000000304599589995291">
            <text:p>-3.05E-8</text:p>
          </table:table-cell>
          <table:table-cell table:formula="of:=[.A10]" office:value-type="float" office:value="-0.09">
            <text:p>-0.090</text:p>
          </table:table-cell>
          <table:table-cell table:formula="of:=[.A10]+[.$B$1]*[.D10] - [.A10]" office:value-type="float" office:value="-0.00000000000304599401257377">
            <text:p>0.0000</text:p>
          </table:table-cell>
          <table:table-cell table:number-columns-repeated="1018"/>
        </table:table-row>
        <table:table-row table:style-name="ro1">
          <table:table-cell table:formula="of:=2*[.A10]-[.A9]" office:value-type="float" office:value="-0.088">
            <text:p>-0.088</text:p>
          </table:table-cell>
          <table:table-cell table:formula="of:=IF([.A11]&gt;=0;1;0)" office:value-type="float" office:value="0">
            <text:p>0</text:p>
          </table:table-cell>
          <table:table-cell table:formula="of:=2*[.B11]-1" office:value-type="float" office:value="-1">
            <text:p>-1</text:p>
          </table:table-cell>
          <table:table-cell table:formula="of:=[.C11]*(1-ABS(TANH([.$B$2]*[.A11])))" office:value-type="float" office:value="-0.0000000454409188055394">
            <text:p>-4.54E-8</text:p>
          </table:table-cell>
          <table:table-cell table:formula="of:=[.A11]" office:value-type="float" office:value="-0.088">
            <text:p>-0.088</text:p>
          </table:table-cell>
          <table:table-cell table:formula="of:=[.A11]+[.$B$1]*[.D11] - [.A11]" office:value-type="float" office:value="-0.00000000000454408732863953">
            <text:p>0.0000</text:p>
          </table:table-cell>
          <table:table-cell table:number-columns-repeated="1018"/>
        </table:table-row>
        <table:table-row table:style-name="ro1">
          <table:table-cell table:formula="of:=2*[.A11]-[.A10]" office:value-type="float" office:value="-0.086">
            <text:p>-0.086</text:p>
          </table:table-cell>
          <table:table-cell table:formula="of:=IF([.A12]&gt;=0;1;0)" office:value-type="float" office:value="0">
            <text:p>0</text:p>
          </table:table-cell>
          <table:table-cell table:formula="of:=2*[.B12]-1" office:value-type="float" office:value="-1">
            <text:p>-1</text:p>
          </table:table-cell>
          <table:table-cell table:formula="of:=[.C12]*(1-ABS(TANH([.$B$2]*[.A12])))" office:value-type="float" office:value="-0.0000000677898842615932">
            <text:p>-6.78E-8</text:p>
          </table:table-cell>
          <table:table-cell table:formula="of:=[.A12]" office:value-type="float" office:value="-0.086">
            <text:p>-0.086</text:p>
          </table:table-cell>
          <table:table-cell table:formula="of:=[.A12]+[.$B$1]*[.D12] - [.A12]" office:value-type="float" office:value="-0.00000000000677899403278559">
            <text:p>0.0000</text:p>
          </table:table-cell>
          <table:table-cell table:number-columns-repeated="1018"/>
        </table:table-row>
        <table:table-row table:style-name="ro1">
          <table:table-cell table:formula="of:=2*[.A12]-[.A11]" office:value-type="float" office:value="-0.084">
            <text:p>-0.084</text:p>
          </table:table-cell>
          <table:table-cell table:formula="of:=IF([.A13]&gt;=0;1;0)" office:value-type="float" office:value="0">
            <text:p>0</text:p>
          </table:table-cell>
          <table:table-cell table:formula="of:=2*[.B13]-1" office:value-type="float" office:value="-1">
            <text:p>-1</text:p>
          </table:table-cell>
          <table:table-cell table:formula="of:=[.C13]*(1-ABS(TANH([.$B$2]*[.A13])))" office:value-type="float" office:value="-0.000000101130621876777">
            <text:p>-1.01E-7</text:p>
          </table:table-cell>
          <table:table-cell table:formula="of:=[.A13]" office:value-type="float" office:value="-0.084">
            <text:p>-0.084</text:p>
          </table:table-cell>
          <table:table-cell table:formula="of:=[.A13]+[.$B$1]*[.D13] - [.A13]" office:value-type="float" office:value="-0.000000000010113063164674">
            <text:p>0.0000</text:p>
          </table:table-cell>
          <table:table-cell table:number-columns-repeated="1018"/>
        </table:table-row>
        <table:table-row table:style-name="ro1">
          <table:table-cell table:formula="of:=2*[.A13]-[.A12]" office:value-type="float" office:value="-0.082">
            <text:p>-0.082</text:p>
          </table:table-cell>
          <table:table-cell table:formula="of:=IF([.A14]&gt;=0;1;0)" office:value-type="float" office:value="0">
            <text:p>0</text:p>
          </table:table-cell>
          <table:table-cell table:formula="of:=2*[.B14]-1" office:value-type="float" office:value="-1">
            <text:p>-1</text:p>
          </table:table-cell>
          <table:table-cell table:formula="of:=[.C14]*(1-ABS(TANH([.$B$2]*[.A14])))" office:value-type="float" office:value="-0.000000150869155612909">
            <text:p>-1.51E-7</text:p>
          </table:table-cell>
          <table:table-cell table:formula="of:=[.A14]" office:value-type="float" office:value="-0.082">
            <text:p>-0.082</text:p>
          </table:table-cell>
          <table:table-cell table:formula="of:=[.A14]+[.$B$1]*[.D14] - [.A14]" office:value-type="float" office:value="-0.0000000000150869178261459">
            <text:p>0.0000</text:p>
          </table:table-cell>
          <table:table-cell table:number-columns-repeated="1018"/>
        </table:table-row>
        <table:table-row table:style-name="ro1">
          <table:table-cell table:formula="of:=2*[.A14]-[.A13]" office:value-type="float" office:value="-0.08">
            <text:p>-0.080</text:p>
          </table:table-cell>
          <table:table-cell table:formula="of:=IF([.A15]&gt;=0;1;0)" office:value-type="float" office:value="0">
            <text:p>0</text:p>
          </table:table-cell>
          <table:table-cell table:formula="of:=2*[.B15]-1" office:value-type="float" office:value="-1">
            <text:p>-1</text:p>
          </table:table-cell>
          <table:table-cell table:formula="of:=[.C15]*(1-ABS(TANH([.$B$2]*[.A15])))" office:value-type="float" office:value="-0.000000225070324155752">
            <text:p>-2.25E-7</text:p>
          </table:table-cell>
          <table:table-cell table:formula="of:=[.A15]" office:value-type="float" office:value="-0.08">
            <text:p>-0.080</text:p>
          </table:table-cell>
          <table:table-cell table:formula="of:=[.A15]+[.$B$1]*[.D15] - [.A15]" office:value-type="float" office:value="-0.0000000000225070379000769">
            <text:p>0.0000</text:p>
          </table:table-cell>
          <table:table-cell table:number-columns-repeated="1018"/>
        </table:table-row>
        <table:table-row table:style-name="ro1">
          <table:table-cell table:formula="of:=2*[.A15]-[.A14]" office:value-type="float" office:value="-0.078">
            <text:p>-0.078</text:p>
          </table:table-cell>
          <table:table-cell table:formula="of:=IF([.A16]&gt;=0;1;0)" office:value-type="float" office:value="0">
            <text:p>0</text:p>
          </table:table-cell>
          <table:table-cell table:formula="of:=2*[.B16]-1" office:value-type="float" office:value="-1">
            <text:p>-1</text:p>
          </table:table-cell>
          <table:table-cell table:formula="of:=[.C16]*(1-ABS(TANH([.$B$2]*[.A16])))" office:value-type="float" office:value="-0.00000033576544966607">
            <text:p>-3.36E-7</text:p>
          </table:table-cell>
          <table:table-cell table:formula="of:=[.A16]" office:value-type="float" office:value="-0.078">
            <text:p>-0.078</text:p>
          </table:table-cell>
          <table:table-cell table:formula="of:=[.A16]+[.$B$1]*[.D16] - [.A16]" office:value-type="float" office:value="-0.0000000000335765443226776">
            <text:p>0.0000</text:p>
          </table:table-cell>
          <table:table-cell table:number-columns-repeated="1018"/>
        </table:table-row>
        <table:table-row table:style-name="ro1">
          <table:table-cell table:formula="of:=2*[.A16]-[.A15]" office:value-type="float" office:value="-0.076">
            <text:p>-0.076</text:p>
          </table:table-cell>
          <table:table-cell table:formula="of:=IF([.A17]&gt;=0;1;0)" office:value-type="float" office:value="0">
            <text:p>0</text:p>
          </table:table-cell>
          <table:table-cell table:formula="of:=2*[.B17]-1" office:value-type="float" office:value="-1">
            <text:p>-1</text:p>
          </table:table-cell>
          <table:table-cell table:formula="of:=[.C17]*(1-ABS(TANH([.$B$2]*[.A17])))" office:value-type="float" office:value="-0.000000500903148958898">
            <text:p>-5.01E-7</text:p>
          </table:table-cell>
          <table:table-cell table:formula="of:=[.A17]" office:value-type="float" office:value="-0.076">
            <text:p>-0.076</text:p>
          </table:table-cell>
          <table:table-cell table:formula="of:=[.A17]+[.$B$1]*[.D17] - [.A17]" office:value-type="float" office:value="-0.0000000000500903207800718">
            <text:p>0.0000</text:p>
          </table:table-cell>
          <table:table-cell table:number-columns-repeated="1018"/>
        </table:table-row>
        <table:table-row table:style-name="ro1">
          <table:table-cell table:formula="of:=2*[.A17]-[.A16]" office:value-type="float" office:value="-0.074">
            <text:p>-0.074</text:p>
          </table:table-cell>
          <table:table-cell table:formula="of:=IF([.A18]&gt;=0;1;0)" office:value-type="float" office:value="0">
            <text:p>0</text:p>
          </table:table-cell>
          <table:table-cell table:formula="of:=2*[.B18]-1" office:value-type="float" office:value="-1">
            <text:p>-1</text:p>
          </table:table-cell>
          <table:table-cell table:formula="of:=[.C18]*(1-ABS(TANH([.$B$2]*[.A18])))" office:value-type="float" office:value="-0.000000747259596756145">
            <text:p>-7.47E-7</text:p>
          </table:table-cell>
          <table:table-cell table:formula="of:=[.A18]" office:value-type="float" office:value="-0.074">
            <text:p>-0.074</text:p>
          </table:table-cell>
          <table:table-cell table:formula="of:=[.A18]+[.$B$1]*[.D18] - [.A18]" office:value-type="float" office:value="-0.0000000000747259615296869">
            <text:p>0.0000</text:p>
          </table:table-cell>
          <table:table-cell table:number-columns-repeated="1018"/>
        </table:table-row>
        <table:table-row table:style-name="ro1">
          <table:table-cell table:formula="of:=2*[.A18]-[.A17]" office:value-type="float" office:value="-0.072">
            <text:p>-0.072</text:p>
          </table:table-cell>
          <table:table-cell table:formula="of:=IF([.A19]&gt;=0;1;0)" office:value-type="float" office:value="0">
            <text:p>0</text:p>
          </table:table-cell>
          <table:table-cell table:formula="of:=2*[.B19]-1" office:value-type="float" office:value="-1">
            <text:p>-1</text:p>
          </table:table-cell>
          <table:table-cell table:formula="of:=[.C19]*(1-ABS(TANH([.$B$2]*[.A19])))" office:value-type="float" office:value="-0.00000111478011721733">
            <text:p>-1.11E-6</text:p>
          </table:table-cell>
          <table:table-cell table:formula="of:=[.A19]" office:value-type="float" office:value="-0.072">
            <text:p>-0.072</text:p>
          </table:table-cell>
          <table:table-cell table:formula="of:=[.A19]+[.$B$1]*[.D19] - [.A19]" office:value-type="float" office:value="-0.000000000111478007380761">
            <text:p>0.0000</text:p>
          </table:table-cell>
          <table:table-cell table:number-columns-repeated="1018"/>
        </table:table-row>
        <table:table-row table:style-name="ro1">
          <table:table-cell table:formula="of:=2*[.A19]-[.A18]" office:value-type="float" office:value="-0.07">
            <text:p>-0.070</text:p>
          </table:table-cell>
          <table:table-cell table:formula="of:=IF([.A20]&gt;=0;1;0)" office:value-type="float" office:value="0">
            <text:p>0</text:p>
          </table:table-cell>
          <table:table-cell table:formula="of:=2*[.B20]-1" office:value-type="float" office:value="-1">
            <text:p>-1</text:p>
          </table:table-cell>
          <table:table-cell table:formula="of:=[.C20]*(1-ABS(TANH([.$B$2]*[.A20])))" office:value-type="float" office:value="-0.00000166305605531214">
            <text:p>-1.66E-6</text:p>
          </table:table-cell>
          <table:table-cell table:formula="of:=[.A20]" office:value-type="float" office:value="-0.07">
            <text:p>-0.070</text:p>
          </table:table-cell>
          <table:table-cell table:formula="of:=[.A20]+[.$B$1]*[.D20] - [.A20]" office:value-type="float" office:value="-0.000000000166305608173545">
            <text:p>0.0000</text:p>
          </table:table-cell>
          <table:table-cell table:number-columns-repeated="1018"/>
        </table:table-row>
        <table:table-row table:style-name="ro1">
          <table:table-cell table:formula="of:=2*[.A20]-[.A19]" office:value-type="float" office:value="-0.068">
            <text:p>-0.068</text:p>
          </table:table-cell>
          <table:table-cell table:formula="of:=IF([.A21]&gt;=0;1;0)" office:value-type="float" office:value="0">
            <text:p>0</text:p>
          </table:table-cell>
          <table:table-cell table:formula="of:=2*[.B21]-1" office:value-type="float" office:value="-1">
            <text:p>-1</text:p>
          </table:table-cell>
          <table:table-cell table:formula="of:=[.C21]*(1-ABS(TANH([.$B$2]*[.A21])))" office:value-type="float" office:value="-0.00000248098708222066">
            <text:p>-2.48E-6</text:p>
          </table:table-cell>
          <table:table-cell table:formula="of:=[.A21]" office:value-type="float" office:value="-0.068">
            <text:p>-0.068</text:p>
          </table:table-cell>
          <table:table-cell table:formula="of:=[.A21]+[.$B$1]*[.D21] - [.A21]" office:value-type="float" office:value="-0.000000000248098708244271">
            <text:p>0.0000</text:p>
          </table:table-cell>
          <table:table-cell table:number-columns-repeated="1018"/>
        </table:table-row>
        <table:table-row table:style-name="ro1">
          <table:table-cell table:formula="of:=2*[.A21]-[.A20]" office:value-type="float" office:value="-0.066">
            <text:p>-0.066</text:p>
          </table:table-cell>
          <table:table-cell table:formula="of:=IF([.A22]&gt;=0;1;0)" office:value-type="float" office:value="0">
            <text:p>0</text:p>
          </table:table-cell>
          <table:table-cell table:formula="of:=2*[.B22]-1" office:value-type="float" office:value="-1">
            <text:p>-1</text:p>
          </table:table-cell>
          <table:table-cell table:formula="of:=[.C22]*(1-ABS(TANH([.$B$2]*[.A22])))" office:value-type="float" office:value="-0.00000370119554571335">
            <text:p>-3.70E-6</text:p>
          </table:table-cell>
          <table:table-cell table:formula="of:=[.A22]" office:value-type="float" office:value="-0.066">
            <text:p>-0.066</text:p>
          </table:table-cell>
          <table:table-cell table:formula="of:=[.A22]+[.$B$1]*[.D22] - [.A22]" office:value-type="float" office:value="-0.000000000370119560000326">
            <text:p>0.0000</text:p>
          </table:table-cell>
          <table:table-cell table:number-columns-repeated="1018"/>
        </table:table-row>
        <table:table-row table:style-name="ro1">
          <table:table-cell table:formula="of:=2*[.A22]-[.A21]" office:value-type="float" office:value="-0.064">
            <text:p>-0.064</text:p>
          </table:table-cell>
          <table:table-cell table:formula="of:=IF([.A23]&gt;=0;1;0)" office:value-type="float" office:value="0">
            <text:p>0</text:p>
          </table:table-cell>
          <table:table-cell table:formula="of:=2*[.B23]-1" office:value-type="float" office:value="-1">
            <text:p>-1</text:p>
          </table:table-cell>
          <table:table-cell table:formula="of:=[.C23]*(1-ABS(TANH([.$B$2]*[.A23])))" office:value-type="float" office:value="-0.00000552152990040966">
            <text:p>-5.52E-6</text:p>
          </table:table-cell>
          <table:table-cell table:formula="of:=[.A23]" office:value-type="float" office:value="-0.064">
            <text:p>-0.064</text:p>
          </table:table-cell>
          <table:table-cell table:formula="of:=[.A23]+[.$B$1]*[.D23] - [.A23]" office:value-type="float" office:value="-0.000000000552152989996557">
            <text:p>0.0000</text:p>
          </table:table-cell>
          <table:table-cell table:number-columns-repeated="1018"/>
        </table:table-row>
        <table:table-row table:style-name="ro1">
          <table:table-cell table:formula="of:=2*[.A23]-[.A22]" office:value-type="float" office:value="-0.062">
            <text:p>-0.062</text:p>
          </table:table-cell>
          <table:table-cell table:formula="of:=IF([.A24]&gt;=0;1;0)" office:value-type="float" office:value="0">
            <text:p>0</text:p>
          </table:table-cell>
          <table:table-cell table:formula="of:=2*[.B24]-1" office:value-type="float" office:value="-1">
            <text:p>-1</text:p>
          </table:table-cell>
          <table:table-cell table:formula="of:=[.C24]*(1-ABS(TANH([.$B$2]*[.A24])))" office:value-type="float" office:value="-0.00000823714348963112">
            <text:p>-8.24E-6</text:p>
          </table:table-cell>
          <table:table-cell table:formula="of:=[.A24]" office:value-type="float" office:value="-0.062">
            <text:p>-0.062</text:p>
          </table:table-cell>
          <table:table-cell table:formula="of:=[.A24]+[.$B$1]*[.D24] - [.A24]" office:value-type="float" office:value="-0.000000000823714346731563">
            <text:p>0.0000</text:p>
          </table:table-cell>
          <table:table-cell table:number-columns-repeated="1018"/>
        </table:table-row>
        <table:table-row table:style-name="ro1">
          <table:table-cell table:formula="of:=2*[.A24]-[.A23]" office:value-type="float" office:value="-0.06">
            <text:p>-0.060</text:p>
          </table:table-cell>
          <table:table-cell table:formula="of:=IF([.A25]&gt;=0;1;0)" office:value-type="float" office:value="0">
            <text:p>0</text:p>
          </table:table-cell>
          <table:table-cell table:formula="of:=2*[.B25]-1" office:value-type="float" office:value="-1">
            <text:p>-1</text:p>
          </table:table-cell>
          <table:table-cell table:formula="of:=[.C25]*(1-ABS(TANH([.$B$2]*[.A25])))" office:value-type="float" office:value="-0.0000122883492044146">
            <text:p>-1.23E-5</text:p>
          </table:table-cell>
          <table:table-cell table:formula="of:=[.A25]" office:value-type="float" office:value="-0.06">
            <text:p>-0.060</text:p>
          </table:table-cell>
          <table:table-cell table:formula="of:=[.A25]+[.$B$1]*[.D25] - [.A25]" office:value-type="float" office:value="-0.00000000122883492270631">
            <text:p>0.0000</text:p>
          </table:table-cell>
          <table:table-cell table:number-columns-repeated="1018"/>
        </table:table-row>
        <table:table-row table:style-name="ro1">
          <table:table-cell table:formula="of:=2*[.A25]-[.A24]" office:value-type="float" office:value="-0.058">
            <text:p>-0.058</text:p>
          </table:table-cell>
          <table:table-cell table:formula="of:=IF([.A26]&gt;=0;1;0)" office:value-type="float" office:value="0">
            <text:p>0</text:p>
          </table:table-cell>
          <table:table-cell table:formula="of:=2*[.B26]-1" office:value-type="float" office:value="-1">
            <text:p>-1</text:p>
          </table:table-cell>
          <table:table-cell table:formula="of:=[.C26]*(1-ABS(TANH([.$B$2]*[.A26])))" office:value-type="float" office:value="-0.0000183320074397253">
            <text:p>-1.83E-5</text:p>
          </table:table-cell>
          <table:table-cell table:formula="of:=[.A26]" office:value-type="float" office:value="-0.058">
            <text:p>-0.058</text:p>
          </table:table-cell>
          <table:table-cell table:formula="of:=[.A26]+[.$B$1]*[.D26] - [.A26]" office:value-type="float" office:value="-0.00000000183320074398363">
            <text:p>0.0000</text:p>
          </table:table-cell>
          <table:table-cell table:number-columns-repeated="1018"/>
        </table:table-row>
        <table:table-row table:style-name="ro1">
          <table:table-cell table:formula="of:=2*[.A26]-[.A25]" office:value-type="float" office:value="-0.056">
            <text:p>-0.056</text:p>
          </table:table-cell>
          <table:table-cell table:formula="of:=IF([.A27]&gt;=0;1;0)" office:value-type="float" office:value="0">
            <text:p>0</text:p>
          </table:table-cell>
          <table:table-cell table:formula="of:=2*[.B27]-1" office:value-type="float" office:value="-1">
            <text:p>-1</text:p>
          </table:table-cell>
          <table:table-cell table:formula="of:=[.C27]*(1-ABS(TANH([.$B$2]*[.A27])))" office:value-type="float" office:value="-0.000027348018169171">
            <text:p>-2.73E-5</text:p>
          </table:table-cell>
          <table:table-cell table:formula="of:=[.A27]" office:value-type="float" office:value="-0.056">
            <text:p>-0.056</text:p>
          </table:table-cell>
          <table:table-cell table:formula="of:=[.A27]+[.$B$1]*[.D27] - [.A27]" office:value-type="float" office:value="-0.00000000273480181556263">
            <text:p>0.0000</text:p>
          </table:table-cell>
          <table:table-cell table:number-columns-repeated="1018"/>
        </table:table-row>
        <table:table-row table:style-name="ro1">
          <table:table-cell table:formula="of:=2*[.A27]-[.A26]" office:value-type="float" office:value="-0.054">
            <text:p>-0.054</text:p>
          </table:table-cell>
          <table:table-cell table:formula="of:=IF([.A28]&gt;=0;1;0)" office:value-type="float" office:value="0">
            <text:p>0</text:p>
          </table:table-cell>
          <table:table-cell table:formula="of:=2*[.B28]-1" office:value-type="float" office:value="-1">
            <text:p>-1</text:p>
          </table:table-cell>
          <table:table-cell table:formula="of:=[.C28]*(1-ABS(TANH([.$B$2]*[.A28])))" office:value-type="float" office:value="-0.0000407981745598196">
            <text:p>-4.08E-5</text:p>
          </table:table-cell>
          <table:table-cell table:formula="of:=[.A28]" office:value-type="float" office:value="-0.054">
            <text:p>-0.054</text:p>
          </table:table-cell>
          <table:table-cell table:formula="of:=[.A28]+[.$B$1]*[.D28] - [.A28]" office:value-type="float" office:value="-0.00000000407981745609298">
            <text:p>0.0000</text:p>
          </table:table-cell>
          <table:table-cell table:number-columns-repeated="1018"/>
        </table:table-row>
        <table:table-row table:style-name="ro1">
          <table:table-cell table:formula="of:=2*[.A28]-[.A27]" office:value-type="float" office:value="-0.052">
            <text:p>-0.052</text:p>
          </table:table-cell>
          <table:table-cell table:formula="of:=IF([.A29]&gt;=0;1;0)" office:value-type="float" office:value="0">
            <text:p>0</text:p>
          </table:table-cell>
          <table:table-cell table:formula="of:=2*[.B29]-1" office:value-type="float" office:value="-1">
            <text:p>-1</text:p>
          </table:table-cell>
          <table:table-cell table:formula="of:=[.C29]*(1-ABS(TANH([.$B$2]*[.A29])))" office:value-type="float" office:value="-0.0000608631138011573">
            <text:p>-6.09E-5</text:p>
          </table:table-cell>
          <table:table-cell table:formula="of:=[.A29]" office:value-type="float" office:value="-0.052">
            <text:p>-0.052</text:p>
          </table:table-cell>
          <table:table-cell table:formula="of:=[.A29]+[.$B$1]*[.D29] - [.A29]" office:value-type="float" office:value="-0.0000000060863113784948">
            <text:p>0.0000</text:p>
          </table:table-cell>
          <table:table-cell table:number-columns-repeated="1018"/>
        </table:table-row>
        <table:table-row table:style-name="ro1">
          <table:table-cell table:formula="of:=2*[.A29]-[.A28]" office:value-type="float" office:value="-0.05">
            <text:p>-0.050</text:p>
          </table:table-cell>
          <table:table-cell table:formula="of:=IF([.A30]&gt;=0;1;0)" office:value-type="float" office:value="0">
            <text:p>0</text:p>
          </table:table-cell>
          <table:table-cell table:formula="of:=2*[.B30]-1" office:value-type="float" office:value="-1">
            <text:p>-1</text:p>
          </table:table-cell>
          <table:table-cell table:formula="of:=[.C30]*(1-ABS(TANH([.$B$2]*[.A30])))" office:value-type="float" office:value="-0.0000907957374048918">
            <text:p>-9.08E-5</text:p>
          </table:table-cell>
          <table:table-cell table:formula="of:=[.A30]" office:value-type="float" office:value="-0.05">
            <text:p>-0.050</text:p>
          </table:table-cell>
          <table:table-cell table:formula="of:=[.A30]+[.$B$1]*[.D30] - [.A30]" office:value-type="float" office:value="-0.00000000907957373869062">
            <text:p>0.0000</text:p>
          </table:table-cell>
          <table:table-cell table:number-columns-repeated="1018"/>
        </table:table-row>
        <table:table-row table:style-name="ro1">
          <table:table-cell table:formula="of:=2*[.A30]-[.A29]" office:value-type="float" office:value="-0.048">
            <text:p>-0.048</text:p>
          </table:table-cell>
          <table:table-cell table:formula="of:=IF([.A31]&gt;=0;1;0)" office:value-type="float" office:value="0">
            <text:p>0</text:p>
          </table:table-cell>
          <table:table-cell table:formula="of:=2*[.B31]-1" office:value-type="float" office:value="-1">
            <text:p>-1</text:p>
          </table:table-cell>
          <table:table-cell table:formula="of:=[.C31]*(1-ABS(TANH([.$B$2]*[.A31])))" office:value-type="float" office:value="-0.000135448299239505">
            <text:p>-1.35E-4</text:p>
          </table:table-cell>
          <table:table-cell table:formula="of:=[.A31]" office:value-type="float" office:value="-0.048">
            <text:p>-0.048</text:p>
          </table:table-cell>
          <table:table-cell table:formula="of:=[.A31]+[.$B$1]*[.D31] - [.A31]" office:value-type="float" office:value="-0.0000000135448299243279">
            <text:p>0.0000</text:p>
          </table:table-cell>
          <table:table-cell table:number-columns-repeated="1018"/>
        </table:table-row>
        <table:table-row table:style-name="ro1">
          <table:table-cell table:formula="of:=2*[.A31]-[.A30]" office:value-type="float" office:value="-0.046">
            <text:p>-0.046</text:p>
          </table:table-cell>
          <table:table-cell table:formula="of:=IF([.A32]&gt;=0;1;0)" office:value-type="float" office:value="0">
            <text:p>0</text:p>
          </table:table-cell>
          <table:table-cell table:formula="of:=2*[.B32]-1" office:value-type="float" office:value="-1">
            <text:p>-1</text:p>
          </table:table-cell>
          <table:table-cell table:formula="of:=[.C32]*(1-ABS(TANH([.$B$2]*[.A32])))" office:value-type="float" office:value="-0.000202058387815507">
            <text:p>-2.02E-4</text:p>
          </table:table-cell>
          <table:table-cell table:formula="of:=[.A32]" office:value-type="float" office:value="-0.046">
            <text:p>-0.046</text:p>
          </table:table-cell>
          <table:table-cell table:formula="of:=[.A32]+[.$B$1]*[.D32] - [.A32]" office:value-type="float" office:value="-0.0000000202058387799298">
            <text:p>0.0000</text:p>
          </table:table-cell>
          <table:table-cell table:number-columns-repeated="1018"/>
        </table:table-row>
        <table:table-row table:style-name="ro1">
          <table:table-cell table:formula="of:=2*[.A32]-[.A31]" office:value-type="float" office:value="-0.044">
            <text:p>-0.044</text:p>
          </table:table-cell>
          <table:table-cell table:formula="of:=IF([.A33]&gt;=0;1;0)" office:value-type="float" office:value="0">
            <text:p>0</text:p>
          </table:table-cell>
          <table:table-cell table:formula="of:=2*[.B33]-1" office:value-type="float" office:value="-1">
            <text:p>-1</text:p>
          </table:table-cell>
          <table:table-cell table:formula="of:=[.C33]*(1-ABS(TANH([.$B$2]*[.A33])))" office:value-type="float" office:value="-0.000301420716119494">
            <text:p>-3.01E-4</text:p>
          </table:table-cell>
          <table:table-cell table:formula="of:=[.A33]" office:value-type="float" office:value="-0.044">
            <text:p>-0.044</text:p>
          </table:table-cell>
          <table:table-cell table:formula="of:=[.A33]+[.$B$1]*[.D33] - [.A33]" office:value-type="float" office:value="-0.0000000301420716095069">
            <text:p>0.0000</text:p>
          </table:table-cell>
          <table:table-cell table:number-columns-repeated="1018"/>
        </table:table-row>
        <table:table-row table:style-name="ro1">
          <table:table-cell table:formula="of:=2*[.A33]-[.A32]" office:value-type="float" office:value="-0.042">
            <text:p>-0.042</text:p>
          </table:table-cell>
          <table:table-cell table:formula="of:=IF([.A34]&gt;=0;1;0)" office:value-type="float" office:value="0">
            <text:p>0</text:p>
          </table:table-cell>
          <table:table-cell table:formula="of:=2*[.B34]-1" office:value-type="float" office:value="-1">
            <text:p>-1</text:p>
          </table:table-cell>
          <table:table-cell table:formula="of:=[.C34]*(1-ABS(TANH([.$B$2]*[.A34])))" office:value-type="float" office:value="-0.000449633540466565">
            <text:p>-4.50E-4</text:p>
          </table:table-cell>
          <table:table-cell table:formula="of:=[.A34]" office:value-type="float" office:value="-0.042">
            <text:p>-0.042</text:p>
          </table:table-cell>
          <table:table-cell table:formula="of:=[.A34]+[.$B$1]*[.D34] - [.A34]" office:value-type="float" office:value="-0.0000000449633540469674">
            <text:p>0.0000</text:p>
          </table:table-cell>
          <table:table-cell table:number-columns-repeated="1018"/>
        </table:table-row>
        <table:table-row table:style-name="ro1">
          <table:table-cell table:formula="of:=2*[.A34]-[.A33]" office:value-type="float" office:value="-0.04">
            <text:p>-0.040</text:p>
          </table:table-cell>
          <table:table-cell table:formula="of:=IF([.A35]&gt;=0;1;0)" office:value-type="float" office:value="0">
            <text:p>0</text:p>
          </table:table-cell>
          <table:table-cell table:formula="of:=2*[.B35]-1" office:value-type="float" office:value="-1">
            <text:p>-1</text:p>
          </table:table-cell>
          <table:table-cell table:formula="of:=[.C35]*(1-ABS(TANH([.$B$2]*[.A35])))" office:value-type="float" office:value="-0.000670700260932966">
            <text:p>-6.71E-4</text:p>
          </table:table-cell>
          <table:table-cell table:formula="of:=[.A35]" office:value-type="float" office:value="-0.04">
            <text:p>-0.040</text:p>
          </table:table-cell>
          <table:table-cell table:formula="of:=[.A35]+[.$B$1]*[.D35] - [.A35]" office:value-type="float" office:value="-0.0000000670700260954615">
            <text:p>0.0000</text:p>
          </table:table-cell>
          <table:table-cell table:number-columns-repeated="1018"/>
        </table:table-row>
        <table:table-row table:style-name="ro1">
          <table:table-cell table:formula="of:=2*[.A35]-[.A34]" office:value-type="float" office:value="-0.0379999999999999">
            <text:p>-0.038</text:p>
          </table:table-cell>
          <table:table-cell table:formula="of:=IF([.A36]&gt;=0;1;0)" office:value-type="float" office:value="0">
            <text:p>0</text:p>
          </table:table-cell>
          <table:table-cell table:formula="of:=2*[.B36]-1" office:value-type="float" office:value="-1">
            <text:p>-1</text:p>
          </table:table-cell>
          <table:table-cell table:formula="of:=[.C36]*(1-ABS(TANH([.$B$2]*[.A36])))" office:value-type="float" office:value="-0.00100040221415909">
            <text:p>-1.00E-3</text:p>
          </table:table-cell>
          <table:table-cell table:formula="of:=[.A36]" office:value-type="float" office:value="-0.0379999999999999">
            <text:p>-0.038</text:p>
          </table:table-cell>
          <table:table-cell table:formula="of:=[.A36]+[.$B$1]*[.D36] - [.A36]" office:value-type="float" office:value="-0.000000100040221419351">
            <text:p>0.0000</text:p>
          </table:table-cell>
          <table:table-cell table:number-columns-repeated="1018"/>
        </table:table-row>
        <table:table-row table:style-name="ro1">
          <table:table-cell table:formula="of:=2*[.A36]-[.A35]" office:value-type="float" office:value="-0.0359999999999999">
            <text:p>-0.036</text:p>
          </table:table-cell>
          <table:table-cell table:formula="of:=IF([.A37]&gt;=0;1;0)" office:value-type="float" office:value="0">
            <text:p>0</text:p>
          </table:table-cell>
          <table:table-cell table:formula="of:=2*[.B37]-1" office:value-type="float" office:value="-1">
            <text:p>-1</text:p>
          </table:table-cell>
          <table:table-cell table:formula="of:=[.C37]*(1-ABS(TANH([.$B$2]*[.A37])))" office:value-type="float" office:value="-0.00149205766767346">
            <text:p>-1.49E-3</text:p>
          </table:table-cell>
          <table:table-cell table:formula="of:=[.A37]" office:value-type="float" office:value="-0.0359999999999999">
            <text:p>-0.036</text:p>
          </table:table-cell>
          <table:table-cell table:formula="of:=[.A37]+[.$B$1]*[.D37] - [.A37]" office:value-type="float" office:value="-0.000000149205766769578">
            <text:p>0.0000</text:p>
          </table:table-cell>
          <table:table-cell table:number-columns-repeated="1018"/>
        </table:table-row>
        <table:table-row table:style-name="ro1">
          <table:table-cell table:formula="of:=2*[.A37]-[.A36]" office:value-type="float" office:value="-0.0339999999999999">
            <text:p>-0.034</text:p>
          </table:table-cell>
          <table:table-cell table:formula="of:=IF([.A38]&gt;=0;1;0)" office:value-type="float" office:value="0">
            <text:p>0</text:p>
          </table:table-cell>
          <table:table-cell table:formula="of:=2*[.B38]-1" office:value-type="float" office:value="-1">
            <text:p>-1</text:p>
          </table:table-cell>
          <table:table-cell table:formula="of:=[.C38]*(1-ABS(TANH([.$B$2]*[.A38])))" office:value-type="float" office:value="-0.00222507206572065">
            <text:p>-2.23E-3</text:p>
          </table:table-cell>
          <table:table-cell table:formula="of:=[.A38]" office:value-type="float" office:value="-0.0339999999999999">
            <text:p>-0.034</text:p>
          </table:table-cell>
          <table:table-cell table:formula="of:=[.A38]+[.$B$1]*[.D38] - [.A38]" office:value-type="float" office:value="-0.000000222507206569522">
            <text:p>0.0000</text:p>
          </table:table-cell>
          <table:table-cell table:number-columns-repeated="1018"/>
        </table:table-row>
        <table:table-row table:style-name="ro1">
          <table:table-cell table:formula="of:=2*[.A38]-[.A37]" office:value-type="float" office:value="-0.0319999999999999">
            <text:p>-0.032</text:p>
          </table:table-cell>
          <table:table-cell table:formula="of:=IF([.A39]&gt;=0;1;0)" office:value-type="float" office:value="0">
            <text:p>0</text:p>
          </table:table-cell>
          <table:table-cell table:formula="of:=2*[.B39]-1" office:value-type="float" office:value="-1">
            <text:p>-1</text:p>
          </table:table-cell>
          <table:table-cell table:formula="of:=[.C39]*(1-ABS(TANH([.$B$2]*[.A39])))" office:value-type="float" office:value="-0.00331760216034893">
            <text:p>-3.32E-3</text:p>
          </table:table-cell>
          <table:table-cell table:formula="of:=[.A39]" office:value-type="float" office:value="-0.0319999999999999">
            <text:p>-0.032</text:p>
          </table:table-cell>
          <table:table-cell table:formula="of:=[.A39]+[.$B$1]*[.D39] - [.A39]" office:value-type="float" office:value="-0.000000331760216035204">
            <text:p>0.0000</text:p>
          </table:table-cell>
          <table:table-cell table:number-columns-repeated="1018"/>
        </table:table-row>
        <table:table-row table:style-name="ro1">
          <table:table-cell table:formula="of:=2*[.A39]-[.A38]" office:value-type="float" office:value="-0.03">
            <text:p>-0.030</text:p>
          </table:table-cell>
          <table:table-cell table:formula="of:=IF([.A40]&gt;=0;1;0)" office:value-type="float" office:value="0">
            <text:p>0</text:p>
          </table:table-cell>
          <table:table-cell table:formula="of:=2*[.B40]-1" office:value-type="float" office:value="-1">
            <text:p>-1</text:p>
          </table:table-cell>
          <table:table-cell table:formula="of:=[.C40]*(1-ABS(TANH([.$B$2]*[.A40])))" office:value-type="float" office:value="-0.00494524631326965">
            <text:p>-4.95E-3</text:p>
          </table:table-cell>
          <table:table-cell table:formula="of:=[.A40]" office:value-type="float" office:value="-0.03">
            <text:p>-0.030</text:p>
          </table:table-cell>
          <table:table-cell table:formula="of:=[.A40]+[.$B$1]*[.D40] - [.A40]" office:value-type="float" office:value="-0.000000494524631328153">
            <text:p>0.0000</text:p>
          </table:table-cell>
          <table:table-cell table:number-columns-repeated="1018"/>
        </table:table-row>
        <table:table-row table:style-name="ro1">
          <table:table-cell table:formula="of:=2*[.A40]-[.A39]" office:value-type="float" office:value="-0.0279999999999999">
            <text:p>-0.028</text:p>
          </table:table-cell>
          <table:table-cell table:formula="of:=IF([.A41]&gt;=0;1;0)" office:value-type="float" office:value="0">
            <text:p>0</text:p>
          </table:table-cell>
          <table:table-cell table:formula="of:=2*[.B41]-1" office:value-type="float" office:value="-1">
            <text:p>-1</text:p>
          </table:table-cell>
          <table:table-cell table:formula="of:=[.C41]*(1-ABS(TANH([.$B$2]*[.A41])))" office:value-type="float" office:value="-0.00736847979887201">
            <text:p>-7.37E-3</text:p>
          </table:table-cell>
          <table:table-cell table:formula="of:=[.A41]" office:value-type="float" office:value="-0.0279999999999999">
            <text:p>-0.028</text:p>
          </table:table-cell>
          <table:table-cell table:formula="of:=[.A41]+[.$B$1]*[.D41] - [.A41]" office:value-type="float" office:value="-0.000000736847979888877">
            <text:p>0.0000</text:p>
          </table:table-cell>
          <table:table-cell table:number-columns-repeated="1018"/>
        </table:table-row>
        <table:table-row table:style-name="ro1">
          <table:table-cell table:formula="of:=2*[.A41]-[.A40]" office:value-type="float" office:value="-0.0259999999999999">
            <text:p>-0.026</text:p>
          </table:table-cell>
          <table:table-cell table:formula="of:=IF([.A42]&gt;=0;1;0)" office:value-type="float" office:value="0">
            <text:p>0</text:p>
          </table:table-cell>
          <table:table-cell table:formula="of:=2*[.B42]-1" office:value-type="float" office:value="-1">
            <text:p>-1</text:p>
          </table:table-cell>
          <table:table-cell table:formula="of:=[.C42]*(1-ABS(TANH([.$B$2]*[.A42])))" office:value-type="float" office:value="-0.0109725977989009">
            <text:p>-1.10E-2</text:p>
          </table:table-cell>
          <table:table-cell table:formula="of:=[.A42]" office:value-type="float" office:value="-0.0259999999999999">
            <text:p>-0.026</text:p>
          </table:table-cell>
          <table:table-cell table:formula="of:=[.A42]+[.$B$1]*[.D42] - [.A42]" office:value-type="float" office:value="-0.00000109725977989056">
            <text:p>0.0000</text:p>
          </table:table-cell>
          <table:table-cell table:number-columns-repeated="1018"/>
        </table:table-row>
        <table:table-row table:style-name="ro1">
          <table:table-cell table:formula="of:=2*[.A42]-[.A41]" office:value-type="float" office:value="-0.0239999999999999">
            <text:p>-0.024</text:p>
          </table:table-cell>
          <table:table-cell table:formula="of:=IF([.A43]&gt;=0;1;0)" office:value-type="float" office:value="0">
            <text:p>0</text:p>
          </table:table-cell>
          <table:table-cell table:formula="of:=2*[.B43]-1" office:value-type="float" office:value="-1">
            <text:p>-1</text:p>
          </table:table-cell>
          <table:table-cell table:formula="of:=[.C43]*(1-ABS(TANH([.$B$2]*[.A43])))" office:value-type="float" office:value="-0.01632514230632">
            <text:p>-1.63E-2</text:p>
          </table:table-cell>
          <table:table-cell table:formula="of:=[.A43]" office:value-type="float" office:value="-0.0239999999999999">
            <text:p>-0.024</text:p>
          </table:table-cell>
          <table:table-cell table:formula="of:=[.A43]+[.$B$1]*[.D43] - [.A43]" office:value-type="float" office:value="-0.00000163251423063171">
            <text:p>0.0000</text:p>
          </table:table-cell>
          <table:table-cell table:number-columns-repeated="1018"/>
        </table:table-row>
        <table:table-row table:style-name="ro1">
          <table:table-cell table:formula="of:=2*[.A43]-[.A42]" office:value-type="float" office:value="-0.0219999999999999">
            <text:p>-0.022</text:p>
          </table:table-cell>
          <table:table-cell table:formula="of:=IF([.A44]&gt;=0;1;0)" office:value-type="float" office:value="0">
            <text:p>0</text:p>
          </table:table-cell>
          <table:table-cell table:formula="of:=2*[.B44]-1" office:value-type="float" office:value="-1">
            <text:p>-1</text:p>
          </table:table-cell>
          <table:table-cell table:formula="of:=[.C44]*(1-ABS(TANH([.$B$2]*[.A44])))" office:value-type="float" office:value="-0.0242568699685488">
            <text:p>-2.43E-2</text:p>
          </table:table-cell>
          <table:table-cell table:formula="of:=[.A44]" office:value-type="float" office:value="-0.0219999999999999">
            <text:p>-0.022</text:p>
          </table:table-cell>
          <table:table-cell table:formula="of:=[.A44]+[.$B$1]*[.D44] - [.A44]" office:value-type="float" office:value="-0.00000242568699685558">
            <text:p>0.0000</text:p>
          </table:table-cell>
          <table:table-cell table:number-columns-repeated="1018"/>
        </table:table-row>
        <table:table-row table:style-name="ro1">
          <table:table-cell table:formula="of:=2*[.A44]-[.A43]" office:value-type="float" office:value="-0.0199999999999999">
            <text:p>-0.020</text:p>
          </table:table-cell>
          <table:table-cell table:formula="of:=IF([.A45]&gt;=0;1;0)" office:value-type="float" office:value="0">
            <text:p>0</text:p>
          </table:table-cell>
          <table:table-cell table:formula="of:=2*[.B45]-1" office:value-type="float" office:value="-1">
            <text:p>-1</text:p>
          </table:table-cell>
          <table:table-cell table:formula="of:=[.C45]*(1-ABS(TANH([.$B$2]*[.A45])))" office:value-type="float" office:value="-0.0359724199241835">
            <text:p>-3.60E-2</text:p>
          </table:table-cell>
          <table:table-cell table:formula="of:=[.A45]" office:value-type="float" office:value="-0.0199999999999999">
            <text:p>-0.020</text:p>
          </table:table-cell>
          <table:table-cell table:formula="of:=[.A45]+[.$B$1]*[.D45] - [.A45]" office:value-type="float" office:value="-0.00000359724199241671">
            <text:p>0.0000</text:p>
          </table:table-cell>
          <table:table-cell table:number-columns-repeated="1018"/>
        </table:table-row>
        <table:table-row table:style-name="ro1">
          <table:table-cell table:formula="of:=2*[.A45]-[.A44]" office:value-type="float" office:value="-0.0179999999999999">
            <text:p>-0.018</text:p>
          </table:table-cell>
          <table:table-cell table:formula="of:=IF([.A46]&gt;=0;1;0)" office:value-type="float" office:value="0">
            <text:p>0</text:p>
          </table:table-cell>
          <table:table-cell table:formula="of:=2*[.B46]-1" office:value-type="float" office:value="-1">
            <text:p>-1</text:p>
          </table:table-cell>
          <table:table-cell table:formula="of:=[.C46]*(1-ABS(TANH([.$B$2]*[.A46])))" office:value-type="float" office:value="-0.0531939871537325">
            <text:p>-5.32E-2</text:p>
          </table:table-cell>
          <table:table-cell table:formula="of:=[.A46]" office:value-type="float" office:value="-0.0179999999999999">
            <text:p>-0.018</text:p>
          </table:table-cell>
          <table:table-cell table:formula="of:=[.A46]+[.$B$1]*[.D46] - [.A46]" office:value-type="float" office:value="-0.00000531939871537338">
            <text:p>0.0000</text:p>
          </table:table-cell>
          <table:table-cell table:number-columns-repeated="1018"/>
        </table:table-row>
        <table:table-row table:style-name="ro1">
          <table:table-cell table:formula="of:=2*[.A46]-[.A45]" office:value-type="float" office:value="-0.0159999999999999">
            <text:p>-0.016</text:p>
          </table:table-cell>
          <table:table-cell table:formula="of:=IF([.A47]&gt;=0;1;0)" office:value-type="float" office:value="0">
            <text:p>0</text:p>
          </table:table-cell>
          <table:table-cell table:formula="of:=2*[.B47]-1" office:value-type="float" office:value="-1">
            <text:p>-1</text:p>
          </table:table-cell>
          <table:table-cell table:formula="of:=[.C47]*(1-ABS(TANH([.$B$2]*[.A47])))" office:value-type="float" office:value="-0.0783314455935298">
            <text:p>-7.83E-2</text:p>
          </table:table-cell>
          <table:table-cell table:formula="of:=[.A47]" office:value-type="float" office:value="-0.0159999999999999">
            <text:p>-0.016</text:p>
          </table:table-cell>
          <table:table-cell table:formula="of:=[.A47]+[.$B$1]*[.D47] - [.A47]" office:value-type="float" office:value="-0.00000783314455935283">
            <text:p>0.0000</text:p>
          </table:table-cell>
          <table:table-cell table:number-columns-repeated="1018"/>
        </table:table-row>
        <table:table-row table:style-name="ro1">
          <table:table-cell table:formula="of:=2*[.A47]-[.A46]" office:value-type="float" office:value="-0.0139999999999999">
            <text:p>-0.014</text:p>
          </table:table-cell>
          <table:table-cell table:formula="of:=IF([.A48]&gt;=0;1;0)" office:value-type="float" office:value="0">
            <text:p>0</text:p>
          </table:table-cell>
          <table:table-cell table:formula="of:=2*[.B48]-1" office:value-type="float" office:value="-1">
            <text:p>-1</text:p>
          </table:table-cell>
          <table:table-cell table:formula="of:=[.C48]*(1-ABS(TANH([.$B$2]*[.A48])))" office:value-type="float" office:value="-0.114648351797739">
            <text:p>-1.15E-1</text:p>
          </table:table-cell>
          <table:table-cell table:formula="of:=[.A48]" office:value-type="float" office:value="-0.0139999999999999">
            <text:p>-0.014</text:p>
          </table:table-cell>
          <table:table-cell table:formula="of:=[.A48]+[.$B$1]*[.D48] - [.A48]" office:value-type="float" office:value="-0.0000114648351797735">
            <text:p>0.0000</text:p>
          </table:table-cell>
          <table:table-cell table:number-columns-repeated="1018"/>
        </table:table-row>
        <table:table-row table:style-name="ro1">
          <table:table-cell table:formula="of:=2*[.A48]-[.A47]" office:value-type="float" office:value="-0.0119999999999999">
            <text:p>-0.012</text:p>
          </table:table-cell>
          <table:table-cell table:formula="of:=IF([.A49]&gt;=0;1;0)" office:value-type="float" office:value="0">
            <text:p>0</text:p>
          </table:table-cell>
          <table:table-cell table:formula="of:=2*[.B49]-1" office:value-type="float" office:value="-1">
            <text:p>-1</text:p>
          </table:table-cell>
          <table:table-cell table:formula="of:=[.C49]*(1-ABS(TANH([.$B$2]*[.A49])))" office:value-type="float" office:value="-0.166345392987847">
            <text:p>-1.66E-1</text:p>
          </table:table-cell>
          <table:table-cell table:formula="of:=[.A49]" office:value-type="float" office:value="-0.0119999999999999">
            <text:p>-0.012</text:p>
          </table:table-cell>
          <table:table-cell table:formula="of:=[.A49]+[.$B$1]*[.D49] - [.A49]" office:value-type="float" office:value="-0.0000166345392987842">
            <text:p>0.0000</text:p>
          </table:table-cell>
          <table:table-cell table:number-columns-repeated="1018"/>
        </table:table-row>
        <table:table-row table:style-name="ro1">
          <table:table-cell table:formula="of:=2*[.A49]-[.A48]" office:value-type="float" office:value="-0.00999999999999993">
            <text:p>-0.010</text:p>
          </table:table-cell>
          <table:table-cell table:formula="of:=IF([.A50]&gt;=0;1;0)" office:value-type="float" office:value="0">
            <text:p>0</text:p>
          </table:table-cell>
          <table:table-cell table:formula="of:=2*[.B50]-1" office:value-type="float" office:value="-1">
            <text:p>-1</text:p>
          </table:table-cell>
          <table:table-cell table:formula="of:=[.C50]*(1-ABS(TANH([.$B$2]*[.A50])))" office:value-type="float" office:value="-0.238405844044238">
            <text:p>-2.38E-1</text:p>
          </table:table-cell>
          <table:table-cell table:formula="of:=[.A50]" office:value-type="float" office:value="-0.00999999999999993">
            <text:p>-0.010</text:p>
          </table:table-cell>
          <table:table-cell table:formula="of:=[.A50]+[.$B$1]*[.D50] - [.A50]" office:value-type="float" office:value="-0.0000238405844044231">
            <text:p>0.0000</text:p>
          </table:table-cell>
          <table:table-cell table:number-columns-repeated="1018"/>
        </table:table-row>
        <table:table-row table:style-name="ro1">
          <table:table-cell table:formula="of:=2*[.A50]-[.A49]" office:value-type="float" office:value="-0.00799999999999992">
            <text:p>-0.008</text:p>
          </table:table-cell>
          <table:table-cell table:formula="of:=IF([.A51]&gt;=0;1;0)" office:value-type="float" office:value="0">
            <text:p>0</text:p>
          </table:table-cell>
          <table:table-cell table:formula="of:=2*[.B51]-1" office:value-type="float" office:value="-1">
            <text:p>-1</text:p>
          </table:table-cell>
          <table:table-cell table:formula="of:=[.C51]*(1-ABS(TANH([.$B$2]*[.A51])))" office:value-type="float" office:value="-0.335963229732155">
            <text:p>-3.36E-1</text:p>
          </table:table-cell>
          <table:table-cell table:formula="of:=[.A51]" office:value-type="float" office:value="-0.00799999999999992">
            <text:p>-0.008</text:p>
          </table:table-cell>
          <table:table-cell table:formula="of:=[.A51]+[.$B$1]*[.D51] - [.A51]" office:value-type="float" office:value="-0.0000335963229732162">
            <text:p>0.0000</text:p>
          </table:table-cell>
          <table:table-cell table:number-columns-repeated="1018"/>
        </table:table-row>
        <table:table-row table:style-name="ro1">
          <table:table-cell table:formula="of:=2*[.A51]-[.A50]" office:value-type="float" office:value="-0.00599999999999992">
            <text:p>-0.006</text:p>
          </table:table-cell>
          <table:table-cell table:formula="of:=IF([.A52]&gt;=0;1;0)" office:value-type="float" office:value="0">
            <text:p>0</text:p>
          </table:table-cell>
          <table:table-cell table:formula="of:=2*[.B52]-1" office:value-type="float" office:value="-1">
            <text:p>-1</text:p>
          </table:table-cell>
          <table:table-cell table:formula="of:=[.C52]*(1-ABS(TANH([.$B$2]*[.A52])))" office:value-type="float" office:value="-0.46295043300197">
            <text:p>-4.63E-1</text:p>
          </table:table-cell>
          <table:table-cell table:formula="of:=[.A52]" office:value-type="float" office:value="-0.00599999999999992">
            <text:p>-0.006</text:p>
          </table:table-cell>
          <table:table-cell table:formula="of:=[.A52]+[.$B$1]*[.D52] - [.A52]" office:value-type="float" office:value="-0.0000462950433001968">
            <text:p>0.0000</text:p>
          </table:table-cell>
          <table:table-cell table:number-columns-repeated="1018"/>
        </table:table-row>
        <table:table-row table:style-name="ro1">
          <table:table-cell table:formula="of:=2*[.A52]-[.A51]" office:value-type="float" office:value="-0.00399999999999992">
            <text:p>-0.004</text:p>
          </table:table-cell>
          <table:table-cell table:formula="of:=IF([.A53]&gt;=0;1;0)" office:value-type="float" office:value="0">
            <text:p>0</text:p>
          </table:table-cell>
          <table:table-cell table:formula="of:=2*[.B53]-1" office:value-type="float" office:value="-1">
            <text:p>-1</text:p>
          </table:table-cell>
          <table:table-cell table:formula="of:=[.C53]*(1-ABS(TANH([.$B$2]*[.A53])))" office:value-type="float" office:value="-0.620051037744782">
            <text:p>-6.20E-1</text:p>
          </table:table-cell>
          <table:table-cell table:formula="of:=[.A53]" office:value-type="float" office:value="-0.00399999999999992">
            <text:p>-0.004</text:p>
          </table:table-cell>
          <table:table-cell table:formula="of:=[.A53]+[.$B$1]*[.D53] - [.A53]" office:value-type="float" office:value="-0.0000620051037744781">
            <text:p>-0.0001</text:p>
          </table:table-cell>
          <table:table-cell table:number-columns-repeated="1018"/>
        </table:table-row>
        <table:table-row table:style-name="ro1">
          <table:table-cell table:formula="of:=2*[.A53]-[.A52]" office:value-type="float" office:value="-0.00199999999999992">
            <text:p>-0.002</text:p>
          </table:table-cell>
          <table:table-cell table:formula="of:=IF([.A54]&gt;=0;1;0)" office:value-type="float" office:value="0">
            <text:p>0</text:p>
          </table:table-cell>
          <table:table-cell table:formula="of:=2*[.B54]-1" office:value-type="float" office:value="-1">
            <text:p>-1</text:p>
          </table:table-cell>
          <table:table-cell table:formula="of:=[.C54]*(1-ABS(TANH([.$B$2]*[.A54])))" office:value-type="float" office:value="-0.802624679775104">
            <text:p>-8.03E-1</text:p>
          </table:table-cell>
          <table:table-cell table:formula="of:=[.A54]" office:value-type="float" office:value="-0.00199999999999992">
            <text:p>-0.002</text:p>
          </table:table-cell>
          <table:table-cell table:formula="of:=[.A54]+[.$B$1]*[.D54] - [.A54]" office:value-type="float" office:value="-0.0000802624679775103">
            <text:p>-0.0001</text:p>
          </table:table-cell>
          <table:table-cell table:number-columns-repeated="1018"/>
        </table:table-row>
        <table:table-row table:style-name="ro1">
          <table:table-cell table:formula="of:=2*[.A54]-[.A53]" office:value-type="float" office:value="8.32667268468867E-017">
            <text:p>0.000</text:p>
          </table:table-cell>
          <table:table-cell table:formula="of:=IF([.A55]&gt;=0;1;0)" office:value-type="float" office:value="1">
            <text:p>1</text:p>
          </table:table-cell>
          <table:table-cell table:formula="of:=2*[.B55]-1" office:value-type="float" office:value="1">
            <text:p>1</text:p>
          </table:table-cell>
          <table:table-cell table:formula="of:=[.C55]*(1-ABS(TANH([.$B$2]*[.A55])))" office:value-type="float" office:value="0.999999999999992">
            <text:p>1.00E+0</text:p>
          </table:table-cell>
          <table:table-cell table:formula="of:=[.A55]" office:value-type="float" office:value="8.32667268468867E-017">
            <text:p>0.000</text:p>
          </table:table-cell>
          <table:table-cell table:formula="of:=[.A55]+[.$B$1]*[.D55] - [.A55]" office:value-type="float" office:value="0.0000999999999999992">
            <text:p>0.0001</text:p>
          </table:table-cell>
          <table:table-cell table:number-columns-repeated="1018"/>
        </table:table-row>
        <table:table-row table:style-name="ro1">
          <table:table-cell table:formula="of:=2*[.A55]-[.A54]" office:value-type="float" office:value="0.00200000000000008">
            <text:p>0.002</text:p>
          </table:table-cell>
          <table:table-cell table:formula="of:=IF([.A56]&gt;=0;1;0)" office:value-type="float" office:value="1">
            <text:p>1</text:p>
          </table:table-cell>
          <table:table-cell table:formula="of:=2*[.B56]-1" office:value-type="float" office:value="1">
            <text:p>1</text:p>
          </table:table-cell>
          <table:table-cell table:formula="of:=[.C56]*(1-ABS(TANH([.$B$2]*[.A56])))" office:value-type="float" office:value="0.802624679775088">
            <text:p>8.03E-1</text:p>
          </table:table-cell>
          <table:table-cell table:formula="of:=[.A56]" office:value-type="float" office:value="0.00200000000000008">
            <text:p>0.002</text:p>
          </table:table-cell>
          <table:table-cell table:formula="of:=[.A56]+[.$B$1]*[.D56] - [.A56]" office:value-type="float" office:value="0.000080262467977509">
            <text:p>0.0001</text:p>
          </table:table-cell>
          <table:table-cell table:number-columns-repeated="1018"/>
        </table:table-row>
        <table:table-row table:style-name="ro1">
          <table:table-cell table:formula="of:=2*[.A56]-[.A55]" office:value-type="float" office:value="0.00400000000000009">
            <text:p>0.004</text:p>
          </table:table-cell>
          <table:table-cell table:formula="of:=IF([.A57]&gt;=0;1;0)" office:value-type="float" office:value="1">
            <text:p>1</text:p>
          </table:table-cell>
          <table:table-cell table:formula="of:=2*[.B57]-1" office:value-type="float" office:value="1">
            <text:p>1</text:p>
          </table:table-cell>
          <table:table-cell table:formula="of:=[.C57]*(1-ABS(TANH([.$B$2]*[.A57])))" office:value-type="float" office:value="0.620051037744768">
            <text:p>6.20E-1</text:p>
          </table:table-cell>
          <table:table-cell table:formula="of:=[.A57]" office:value-type="float" office:value="0.00400000000000009">
            <text:p>0.004</text:p>
          </table:table-cell>
          <table:table-cell table:formula="of:=[.A57]+[.$B$1]*[.D57] - [.A57]" office:value-type="float" office:value="0.0000620051037744764">
            <text:p>0.0001</text:p>
          </table:table-cell>
          <table:table-cell table:number-columns-repeated="1018"/>
        </table:table-row>
        <table:table-row table:style-name="ro1">
          <table:table-cell table:formula="of:=2*[.A57]-[.A56]" office:value-type="float" office:value="0.00600000000000009">
            <text:p>0.006</text:p>
          </table:table-cell>
          <table:table-cell table:formula="of:=IF([.A58]&gt;=0;1;0)" office:value-type="float" office:value="1">
            <text:p>1</text:p>
          </table:table-cell>
          <table:table-cell table:formula="of:=2*[.B58]-1" office:value-type="float" office:value="1">
            <text:p>1</text:p>
          </table:table-cell>
          <table:table-cell table:formula="of:=[.C58]*(1-ABS(TANH([.$B$2]*[.A58])))" office:value-type="float" office:value="0.462950433001959">
            <text:p>4.63E-1</text:p>
          </table:table-cell>
          <table:table-cell table:formula="of:=[.A58]" office:value-type="float" office:value="0.00600000000000009">
            <text:p>0.006</text:p>
          </table:table-cell>
          <table:table-cell table:formula="of:=[.A58]+[.$B$1]*[.D58] - [.A58]" office:value-type="float" office:value="0.0000462950433001959">
            <text:p>0.0000</text:p>
          </table:table-cell>
          <table:table-cell table:number-columns-repeated="1018"/>
        </table:table-row>
        <table:table-row table:style-name="ro1">
          <table:table-cell table:formula="of:=2*[.A58]-[.A57]" office:value-type="float" office:value="0.00800000000000009">
            <text:p>0.008</text:p>
          </table:table-cell>
          <table:table-cell table:formula="of:=IF([.A59]&gt;=0;1;0)" office:value-type="float" office:value="1">
            <text:p>1</text:p>
          </table:table-cell>
          <table:table-cell table:formula="of:=2*[.B59]-1" office:value-type="float" office:value="1">
            <text:p>1</text:p>
          </table:table-cell>
          <table:table-cell table:formula="of:=[.C59]*(1-ABS(TANH([.$B$2]*[.A59])))" office:value-type="float" office:value="0.335963229732146">
            <text:p>3.36E-1</text:p>
          </table:table-cell>
          <table:table-cell table:formula="of:=[.A59]" office:value-type="float" office:value="0.00800000000000009">
            <text:p>0.008</text:p>
          </table:table-cell>
          <table:table-cell table:formula="of:=[.A59]+[.$B$1]*[.D59] - [.A59]" office:value-type="float" office:value="0.0000335963229732145">
            <text:p>0.0000</text:p>
          </table:table-cell>
          <table:table-cell table:number-columns-repeated="1018"/>
        </table:table-row>
        <table:table-row table:style-name="ro1">
          <table:table-cell table:formula="of:=2*[.A59]-[.A58]" office:value-type="float" office:value="0.0100000000000001">
            <text:p>0.010</text:p>
          </table:table-cell>
          <table:table-cell table:formula="of:=IF([.A60]&gt;=0;1;0)" office:value-type="float" office:value="1">
            <text:p>1</text:p>
          </table:table-cell>
          <table:table-cell table:formula="of:=2*[.B60]-1" office:value-type="float" office:value="1">
            <text:p>1</text:p>
          </table:table-cell>
          <table:table-cell table:formula="of:=[.C60]*(1-ABS(TANH([.$B$2]*[.A60])))" office:value-type="float" office:value="0.238405844044231">
            <text:p>2.38E-1</text:p>
          </table:table-cell>
          <table:table-cell table:formula="of:=[.A60]" office:value-type="float" office:value="0.0100000000000001">
            <text:p>0.010</text:p>
          </table:table-cell>
          <table:table-cell table:formula="of:=[.A60]+[.$B$1]*[.D60] - [.A60]" office:value-type="float" office:value="0.0000238405844044231">
            <text:p>0.0000</text:p>
          </table:table-cell>
          <table:table-cell table:number-columns-repeated="1018"/>
        </table:table-row>
        <table:table-row table:style-name="ro1">
          <table:table-cell table:formula="of:=2*[.A60]-[.A59]" office:value-type="float" office:value="0.0120000000000001">
            <text:p>0.012</text:p>
          </table:table-cell>
          <table:table-cell table:formula="of:=IF([.A61]&gt;=0;1;0)" office:value-type="float" office:value="1">
            <text:p>1</text:p>
          </table:table-cell>
          <table:table-cell table:formula="of:=2*[.B61]-1" office:value-type="float" office:value="1">
            <text:p>1</text:p>
          </table:table-cell>
          <table:table-cell table:formula="of:=[.C61]*(1-ABS(TANH([.$B$2]*[.A61])))" office:value-type="float" office:value="0.166345392987842">
            <text:p>1.66E-1</text:p>
          </table:table-cell>
          <table:table-cell table:formula="of:=[.A61]" office:value-type="float" office:value="0.0120000000000001">
            <text:p>0.012</text:p>
          </table:table-cell>
          <table:table-cell table:formula="of:=[.A61]+[.$B$1]*[.D61] - [.A61]" office:value-type="float" office:value="0.0000166345392987842">
            <text:p>0.0000</text:p>
          </table:table-cell>
          <table:table-cell table:number-columns-repeated="1018"/>
        </table:table-row>
        <table:table-row table:style-name="ro1">
          <table:table-cell table:formula="of:=2*[.A61]-[.A60]" office:value-type="float" office:value="0.0140000000000001">
            <text:p>0.014</text:p>
          </table:table-cell>
          <table:table-cell table:formula="of:=IF([.A62]&gt;=0;1;0)" office:value-type="float" office:value="1">
            <text:p>1</text:p>
          </table:table-cell>
          <table:table-cell table:formula="of:=2*[.B62]-1" office:value-type="float" office:value="1">
            <text:p>1</text:p>
          </table:table-cell>
          <table:table-cell table:formula="of:=[.C62]*(1-ABS(TANH([.$B$2]*[.A62])))" office:value-type="float" office:value="0.114648351797735">
            <text:p>1.15E-1</text:p>
          </table:table-cell>
          <table:table-cell table:formula="of:=[.A62]" office:value-type="float" office:value="0.0140000000000001">
            <text:p>0.014</text:p>
          </table:table-cell>
          <table:table-cell table:formula="of:=[.A62]+[.$B$1]*[.D62] - [.A62]" office:value-type="float" office:value="0.0000114648351797735">
            <text:p>0.0000</text:p>
          </table:table-cell>
          <table:table-cell table:number-columns-repeated="1018"/>
        </table:table-row>
        <table:table-row table:style-name="ro1">
          <table:table-cell table:formula="of:=2*[.A62]-[.A61]" office:value-type="float" office:value="0.0160000000000001">
            <text:p>0.016</text:p>
          </table:table-cell>
          <table:table-cell table:formula="of:=IF([.A63]&gt;=0;1;0)" office:value-type="float" office:value="1">
            <text:p>1</text:p>
          </table:table-cell>
          <table:table-cell table:formula="of:=2*[.B63]-1" office:value-type="float" office:value="1">
            <text:p>1</text:p>
          </table:table-cell>
          <table:table-cell table:formula="of:=[.C63]*(1-ABS(TANH([.$B$2]*[.A63])))" office:value-type="float" office:value="0.0783314455935272">
            <text:p>7.83E-2</text:p>
          </table:table-cell>
          <table:table-cell table:formula="of:=[.A63]" office:value-type="float" office:value="0.0160000000000001">
            <text:p>0.016</text:p>
          </table:table-cell>
          <table:table-cell table:formula="of:=[.A63]+[.$B$1]*[.D63] - [.A63]" office:value-type="float" office:value="0.00000783314455935283">
            <text:p>0.0000</text:p>
          </table:table-cell>
          <table:table-cell table:number-columns-repeated="1018"/>
        </table:table-row>
        <table:table-row table:style-name="ro1">
          <table:table-cell table:formula="of:=2*[.A63]-[.A62]" office:value-type="float" office:value="0.0180000000000001">
            <text:p>0.018</text:p>
          </table:table-cell>
          <table:table-cell table:formula="of:=IF([.A64]&gt;=0;1;0)" office:value-type="float" office:value="1">
            <text:p>1</text:p>
          </table:table-cell>
          <table:table-cell table:formula="of:=2*[.B64]-1" office:value-type="float" office:value="1">
            <text:p>1</text:p>
          </table:table-cell>
          <table:table-cell table:formula="of:=[.C64]*(1-ABS(TANH([.$B$2]*[.A64])))" office:value-type="float" office:value="0.0531939871537307">
            <text:p>5.32E-2</text:p>
          </table:table-cell>
          <table:table-cell table:formula="of:=[.A64]" office:value-type="float" office:value="0.0180000000000001">
            <text:p>0.018</text:p>
          </table:table-cell>
          <table:table-cell table:formula="of:=[.A64]+[.$B$1]*[.D64] - [.A64]" office:value-type="float" office:value="0.00000531939871537338">
            <text:p>0.0000</text:p>
          </table:table-cell>
          <table:table-cell table:number-columns-repeated="1018"/>
        </table:table-row>
        <table:table-row table:style-name="ro1">
          <table:table-cell table:formula="of:=2*[.A64]-[.A63]" office:value-type="float" office:value="0.0200000000000001">
            <text:p>0.020</text:p>
          </table:table-cell>
          <table:table-cell table:formula="of:=IF([.A65]&gt;=0;1;0)" office:value-type="float" office:value="1">
            <text:p>1</text:p>
          </table:table-cell>
          <table:table-cell table:formula="of:=2*[.B65]-1" office:value-type="float" office:value="1">
            <text:p>1</text:p>
          </table:table-cell>
          <table:table-cell table:formula="of:=[.C65]*(1-ABS(TANH([.$B$2]*[.A65])))" office:value-type="float" office:value="0.0359724199241824">
            <text:p>3.60E-2</text:p>
          </table:table-cell>
          <table:table-cell table:formula="of:=[.A65]" office:value-type="float" office:value="0.0200000000000001">
            <text:p>0.020</text:p>
          </table:table-cell>
          <table:table-cell table:formula="of:=[.A65]+[.$B$1]*[.D65] - [.A65]" office:value-type="float" office:value="0.00000359724199241671">
            <text:p>0.0000</text:p>
          </table:table-cell>
          <table:table-cell table:number-columns-repeated="1018"/>
        </table:table-row>
        <table:table-row table:style-name="ro1">
          <table:table-cell table:formula="of:=2*[.A65]-[.A64]" office:value-type="float" office:value="0.0220000000000001">
            <text:p>0.022</text:p>
          </table:table-cell>
          <table:table-cell table:formula="of:=IF([.A66]&gt;=0;1;0)" office:value-type="float" office:value="1">
            <text:p>1</text:p>
          </table:table-cell>
          <table:table-cell table:formula="of:=2*[.B66]-1" office:value-type="float" office:value="1">
            <text:p>1</text:p>
          </table:table-cell>
          <table:table-cell table:formula="of:=[.C66]*(1-ABS(TANH([.$B$2]*[.A66])))" office:value-type="float" office:value="0.0242568699685479">
            <text:p>2.43E-2</text:p>
          </table:table-cell>
          <table:table-cell table:formula="of:=[.A66]" office:value-type="float" office:value="0.0220000000000001">
            <text:p>0.022</text:p>
          </table:table-cell>
          <table:table-cell table:formula="of:=[.A66]+[.$B$1]*[.D66] - [.A66]" office:value-type="float" office:value="0.00000242568699685558">
            <text:p>0.0000</text:p>
          </table:table-cell>
          <table:table-cell table:number-columns-repeated="1018"/>
        </table:table-row>
        <table:table-row table:style-name="ro1">
          <table:table-cell table:formula="of:=2*[.A66]-[.A65]" office:value-type="float" office:value="0.0240000000000001">
            <text:p>0.024</text:p>
          </table:table-cell>
          <table:table-cell table:formula="of:=IF([.A67]&gt;=0;1;0)" office:value-type="float" office:value="1">
            <text:p>1</text:p>
          </table:table-cell>
          <table:table-cell table:formula="of:=2*[.B67]-1" office:value-type="float" office:value="1">
            <text:p>1</text:p>
          </table:table-cell>
          <table:table-cell table:formula="of:=[.C67]*(1-ABS(TANH([.$B$2]*[.A67])))" office:value-type="float" office:value="0.0163251423063194">
            <text:p>1.63E-2</text:p>
          </table:table-cell>
          <table:table-cell table:formula="of:=[.A67]" office:value-type="float" office:value="0.0240000000000001">
            <text:p>0.024</text:p>
          </table:table-cell>
          <table:table-cell table:formula="of:=[.A67]+[.$B$1]*[.D67] - [.A67]" office:value-type="float" office:value="0.00000163251423063171">
            <text:p>0.0000</text:p>
          </table:table-cell>
          <table:table-cell table:number-columns-repeated="1018"/>
        </table:table-row>
        <table:table-row table:style-name="ro1">
          <table:table-cell table:formula="of:=2*[.A67]-[.A66]" office:value-type="float" office:value="0.0260000000000001">
            <text:p>0.026</text:p>
          </table:table-cell>
          <table:table-cell table:formula="of:=IF([.A68]&gt;=0;1;0)" office:value-type="float" office:value="1">
            <text:p>1</text:p>
          </table:table-cell>
          <table:table-cell table:formula="of:=2*[.B68]-1" office:value-type="float" office:value="1">
            <text:p>1</text:p>
          </table:table-cell>
          <table:table-cell table:formula="of:=[.C68]*(1-ABS(TANH([.$B$2]*[.A68])))" office:value-type="float" office:value="0.0109725977989006">
            <text:p>1.10E-2</text:p>
          </table:table-cell>
          <table:table-cell table:formula="of:=[.A68]" office:value-type="float" office:value="0.0260000000000001">
            <text:p>0.026</text:p>
          </table:table-cell>
          <table:table-cell table:formula="of:=[.A68]+[.$B$1]*[.D68] - [.A68]" office:value-type="float" office:value="0.00000109725977989056">
            <text:p>0.0000</text:p>
          </table:table-cell>
          <table:table-cell table:number-columns-repeated="1018"/>
        </table:table-row>
        <table:table-row table:style-name="ro1">
          <table:table-cell table:formula="of:=2*[.A68]-[.A67]" office:value-type="float" office:value="0.0280000000000001">
            <text:p>0.028</text:p>
          </table:table-cell>
          <table:table-cell table:formula="of:=IF([.A69]&gt;=0;1;0)" office:value-type="float" office:value="1">
            <text:p>1</text:p>
          </table:table-cell>
          <table:table-cell table:formula="of:=2*[.B69]-1" office:value-type="float" office:value="1">
            <text:p>1</text:p>
          </table:table-cell>
          <table:table-cell table:formula="of:=[.C69]*(1-ABS(TANH([.$B$2]*[.A69])))" office:value-type="float" office:value="0.00736847979887179">
            <text:p>7.37E-3</text:p>
          </table:table-cell>
          <table:table-cell table:formula="of:=[.A69]" office:value-type="float" office:value="0.0280000000000001">
            <text:p>0.028</text:p>
          </table:table-cell>
          <table:table-cell table:formula="of:=[.A69]+[.$B$1]*[.D69] - [.A69]" office:value-type="float" office:value="0.000000736847979888877">
            <text:p>0.0000</text:p>
          </table:table-cell>
          <table:table-cell table:number-columns-repeated="1018"/>
        </table:table-row>
        <table:table-row table:style-name="ro1">
          <table:table-cell table:formula="of:=2*[.A69]-[.A68]" office:value-type="float" office:value="0.0300000000000001">
            <text:p>0.030</text:p>
          </table:table-cell>
          <table:table-cell table:formula="of:=IF([.A70]&gt;=0;1;0)" office:value-type="float" office:value="1">
            <text:p>1</text:p>
          </table:table-cell>
          <table:table-cell table:formula="of:=2*[.B70]-1" office:value-type="float" office:value="1">
            <text:p>1</text:p>
          </table:table-cell>
          <table:table-cell table:formula="of:=[.C70]*(1-ABS(TANH([.$B$2]*[.A70])))" office:value-type="float" office:value="0.00494524631326942">
            <text:p>4.95E-3</text:p>
          </table:table-cell>
          <table:table-cell table:formula="of:=[.A70]" office:value-type="float" office:value="0.0300000000000001">
            <text:p>0.030</text:p>
          </table:table-cell>
          <table:table-cell table:formula="of:=[.A70]+[.$B$1]*[.D70] - [.A70]" office:value-type="float" office:value="0.000000494524631328153">
            <text:p>0.0000</text:p>
          </table:table-cell>
          <table:table-cell table:number-columns-repeated="1018"/>
        </table:table-row>
        <table:table-row table:style-name="ro1">
          <table:table-cell table:formula="of:=2*[.A70]-[.A69]" office:value-type="float" office:value="0.0320000000000001">
            <text:p>0.032</text:p>
          </table:table-cell>
          <table:table-cell table:formula="of:=IF([.A71]&gt;=0;1;0)" office:value-type="float" office:value="1">
            <text:p>1</text:p>
          </table:table-cell>
          <table:table-cell table:formula="of:=2*[.B71]-1" office:value-type="float" office:value="1">
            <text:p>1</text:p>
          </table:table-cell>
          <table:table-cell table:formula="of:=[.C71]*(1-ABS(TANH([.$B$2]*[.A71])))" office:value-type="float" office:value="0.00331760216034882">
            <text:p>3.32E-3</text:p>
          </table:table-cell>
          <table:table-cell table:formula="of:=[.A71]" office:value-type="float" office:value="0.0320000000000001">
            <text:p>0.032</text:p>
          </table:table-cell>
          <table:table-cell table:formula="of:=[.A71]+[.$B$1]*[.D71] - [.A71]" office:value-type="float" office:value="0.000000331760216035204">
            <text:p>0.0000</text:p>
          </table:table-cell>
          <table:table-cell table:number-columns-repeated="1018"/>
        </table:table-row>
        <table:table-row table:style-name="ro1">
          <table:table-cell table:formula="of:=2*[.A71]-[.A70]" office:value-type="float" office:value="0.0340000000000001">
            <text:p>0.034</text:p>
          </table:table-cell>
          <table:table-cell table:formula="of:=IF([.A72]&gt;=0;1;0)" office:value-type="float" office:value="1">
            <text:p>1</text:p>
          </table:table-cell>
          <table:table-cell table:formula="of:=2*[.B72]-1" office:value-type="float" office:value="1">
            <text:p>1</text:p>
          </table:table-cell>
          <table:table-cell table:formula="of:=[.C72]*(1-ABS(TANH([.$B$2]*[.A72])))" office:value-type="float" office:value="0.00222507206572065">
            <text:p>2.23E-3</text:p>
          </table:table-cell>
          <table:table-cell table:formula="of:=[.A72]" office:value-type="float" office:value="0.0340000000000001">
            <text:p>0.034</text:p>
          </table:table-cell>
          <table:table-cell table:formula="of:=[.A72]+[.$B$1]*[.D72] - [.A72]" office:value-type="float" office:value="0.000000222507206569522">
            <text:p>0.0000</text:p>
          </table:table-cell>
          <table:table-cell table:number-columns-repeated="1018"/>
        </table:table-row>
        <table:table-row table:style-name="ro1">
          <table:table-cell table:formula="of:=2*[.A72]-[.A71]" office:value-type="float" office:value="0.0360000000000001">
            <text:p>0.036</text:p>
          </table:table-cell>
          <table:table-cell table:formula="of:=IF([.A73]&gt;=0;1;0)" office:value-type="float" office:value="1">
            <text:p>1</text:p>
          </table:table-cell>
          <table:table-cell table:formula="of:=2*[.B73]-1" office:value-type="float" office:value="1">
            <text:p>1</text:p>
          </table:table-cell>
          <table:table-cell table:formula="of:=[.C73]*(1-ABS(TANH([.$B$2]*[.A73])))" office:value-type="float" office:value="0.00149205766767335">
            <text:p>1.49E-3</text:p>
          </table:table-cell>
          <table:table-cell table:formula="of:=[.A73]" office:value-type="float" office:value="0.0360000000000001">
            <text:p>0.036</text:p>
          </table:table-cell>
          <table:table-cell table:formula="of:=[.A73]+[.$B$1]*[.D73] - [.A73]" office:value-type="float" office:value="0.000000149205766769578">
            <text:p>0.0000</text:p>
          </table:table-cell>
          <table:table-cell table:number-columns-repeated="1018"/>
        </table:table-row>
        <table:table-row table:style-name="ro1">
          <table:table-cell table:formula="of:=2*[.A73]-[.A72]" office:value-type="float" office:value="0.0380000000000001">
            <text:p>0.038</text:p>
          </table:table-cell>
          <table:table-cell table:formula="of:=IF([.A74]&gt;=0;1;0)" office:value-type="float" office:value="1">
            <text:p>1</text:p>
          </table:table-cell>
          <table:table-cell table:formula="of:=2*[.B74]-1" office:value-type="float" office:value="1">
            <text:p>1</text:p>
          </table:table-cell>
          <table:table-cell table:formula="of:=[.C74]*(1-ABS(TANH([.$B$2]*[.A74])))" office:value-type="float" office:value="0.00100040221415909">
            <text:p>1.00E-3</text:p>
          </table:table-cell>
          <table:table-cell table:formula="of:=[.A74]" office:value-type="float" office:value="0.0380000000000001">
            <text:p>0.038</text:p>
          </table:table-cell>
          <table:table-cell table:formula="of:=[.A74]+[.$B$1]*[.D74] - [.A74]" office:value-type="float" office:value="0.000000100040221419351">
            <text:p>0.0000</text:p>
          </table:table-cell>
          <table:table-cell table:number-columns-repeated="1018"/>
        </table:table-row>
        <table:table-row table:style-name="ro1">
          <table:table-cell table:formula="of:=2*[.A74]-[.A73]" office:value-type="float" office:value="0.0400000000000001">
            <text:p>0.040</text:p>
          </table:table-cell>
          <table:table-cell table:formula="of:=IF([.A75]&gt;=0;1;0)" office:value-type="float" office:value="1">
            <text:p>1</text:p>
          </table:table-cell>
          <table:table-cell table:formula="of:=2*[.B75]-1" office:value-type="float" office:value="1">
            <text:p>1</text:p>
          </table:table-cell>
          <table:table-cell table:formula="of:=[.C75]*(1-ABS(TANH([.$B$2]*[.A75])))" office:value-type="float" office:value="0.000670700260932966">
            <text:p>6.71E-4</text:p>
          </table:table-cell>
          <table:table-cell table:formula="of:=[.A75]" office:value-type="float" office:value="0.0400000000000001">
            <text:p>0.040</text:p>
          </table:table-cell>
          <table:table-cell table:formula="of:=[.A75]+[.$B$1]*[.D75] - [.A75]" office:value-type="float" office:value="0.0000000670700260954615">
            <text:p>0.0000</text:p>
          </table:table-cell>
          <table:table-cell table:number-columns-repeated="1018"/>
        </table:table-row>
        <table:table-row table:style-name="ro1">
          <table:table-cell table:formula="of:=2*[.A75]-[.A74]" office:value-type="float" office:value="0.0420000000000001">
            <text:p>0.042</text:p>
          </table:table-cell>
          <table:table-cell table:formula="of:=IF([.A76]&gt;=0;1;0)" office:value-type="float" office:value="1">
            <text:p>1</text:p>
          </table:table-cell>
          <table:table-cell table:formula="of:=2*[.B76]-1" office:value-type="float" office:value="1">
            <text:p>1</text:p>
          </table:table-cell>
          <table:table-cell table:formula="of:=[.C76]*(1-ABS(TANH([.$B$2]*[.A76])))" office:value-type="float" office:value="0.000449633540466565">
            <text:p>4.50E-4</text:p>
          </table:table-cell>
          <table:table-cell table:formula="of:=[.A76]" office:value-type="float" office:value="0.0420000000000001">
            <text:p>0.042</text:p>
          </table:table-cell>
          <table:table-cell table:formula="of:=[.A76]+[.$B$1]*[.D76] - [.A76]" office:value-type="float" office:value="0.0000000449633540469674">
            <text:p>0.0000</text:p>
          </table:table-cell>
          <table:table-cell table:number-columns-repeated="1018"/>
        </table:table-row>
        <table:table-row table:style-name="ro1">
          <table:table-cell table:formula="of:=2*[.A76]-[.A75]" office:value-type="float" office:value="0.0440000000000001">
            <text:p>0.044</text:p>
          </table:table-cell>
          <table:table-cell table:formula="of:=IF([.A77]&gt;=0;1;0)" office:value-type="float" office:value="1">
            <text:p>1</text:p>
          </table:table-cell>
          <table:table-cell table:formula="of:=2*[.B77]-1" office:value-type="float" office:value="1">
            <text:p>1</text:p>
          </table:table-cell>
          <table:table-cell table:formula="of:=[.C77]*(1-ABS(TANH([.$B$2]*[.A77])))" office:value-type="float" office:value="0.000301420716119494">
            <text:p>3.01E-4</text:p>
          </table:table-cell>
          <table:table-cell table:formula="of:=[.A77]" office:value-type="float" office:value="0.0440000000000001">
            <text:p>0.044</text:p>
          </table:table-cell>
          <table:table-cell table:formula="of:=[.A77]+[.$B$1]*[.D77] - [.A77]" office:value-type="float" office:value="0.0000000301420716095069">
            <text:p>0.0000</text:p>
          </table:table-cell>
          <table:table-cell table:number-columns-repeated="1018"/>
        </table:table-row>
        <table:table-row table:style-name="ro1">
          <table:table-cell table:formula="of:=2*[.A77]-[.A76]" office:value-type="float" office:value="0.0460000000000001">
            <text:p>0.046</text:p>
          </table:table-cell>
          <table:table-cell table:formula="of:=IF([.A78]&gt;=0;1;0)" office:value-type="float" office:value="1">
            <text:p>1</text:p>
          </table:table-cell>
          <table:table-cell table:formula="of:=2*[.B78]-1" office:value-type="float" office:value="1">
            <text:p>1</text:p>
          </table:table-cell>
          <table:table-cell table:formula="of:=[.C78]*(1-ABS(TANH([.$B$2]*[.A78])))" office:value-type="float" office:value="0.000202058387815507">
            <text:p>2.02E-4</text:p>
          </table:table-cell>
          <table:table-cell table:formula="of:=[.A78]" office:value-type="float" office:value="0.0460000000000001">
            <text:p>0.046</text:p>
          </table:table-cell>
          <table:table-cell table:formula="of:=[.A78]+[.$B$1]*[.D78] - [.A78]" office:value-type="float" office:value="0.0000000202058387799298">
            <text:p>0.0000</text:p>
          </table:table-cell>
          <table:table-cell table:number-columns-repeated="1018"/>
        </table:table-row>
        <table:table-row table:style-name="ro1">
          <table:table-cell table:formula="of:=2*[.A78]-[.A77]" office:value-type="float" office:value="0.0480000000000001">
            <text:p>0.048</text:p>
          </table:table-cell>
          <table:table-cell table:formula="of:=IF([.A79]&gt;=0;1;0)" office:value-type="float" office:value="1">
            <text:p>1</text:p>
          </table:table-cell>
          <table:table-cell table:formula="of:=2*[.B79]-1" office:value-type="float" office:value="1">
            <text:p>1</text:p>
          </table:table-cell>
          <table:table-cell table:formula="of:=[.C79]*(1-ABS(TANH([.$B$2]*[.A79])))" office:value-type="float" office:value="0.000135448299239505">
            <text:p>1.35E-4</text:p>
          </table:table-cell>
          <table:table-cell table:formula="of:=[.A79]" office:value-type="float" office:value="0.0480000000000001">
            <text:p>0.048</text:p>
          </table:table-cell>
          <table:table-cell table:formula="of:=[.A79]+[.$B$1]*[.D79] - [.A79]" office:value-type="float" office:value="0.0000000135448299243279">
            <text:p>0.0000</text:p>
          </table:table-cell>
          <table:table-cell table:number-columns-repeated="1018"/>
        </table:table-row>
        <table:table-row table:style-name="ro1">
          <table:table-cell table:formula="of:=2*[.A79]-[.A78]" office:value-type="float" office:value="0.0500000000000001">
            <text:p>0.050</text:p>
          </table:table-cell>
          <table:table-cell table:formula="of:=IF([.A80]&gt;=0;1;0)" office:value-type="float" office:value="1">
            <text:p>1</text:p>
          </table:table-cell>
          <table:table-cell table:formula="of:=2*[.B80]-1" office:value-type="float" office:value="1">
            <text:p>1</text:p>
          </table:table-cell>
          <table:table-cell table:formula="of:=[.C80]*(1-ABS(TANH([.$B$2]*[.A80])))" office:value-type="float" office:value="0.0000907957374048918">
            <text:p>9.08E-5</text:p>
          </table:table-cell>
          <table:table-cell table:formula="of:=[.A80]" office:value-type="float" office:value="0.0500000000000001">
            <text:p>0.050</text:p>
          </table:table-cell>
          <table:table-cell table:formula="of:=[.A80]+[.$B$1]*[.D80] - [.A80]" office:value-type="float" office:value="0.00000000907957373869062">
            <text:p>0.0000</text:p>
          </table:table-cell>
          <table:table-cell table:number-columns-repeated="1018"/>
        </table:table-row>
        <table:table-row table:style-name="ro1">
          <table:table-cell table:formula="of:=2*[.A80]-[.A79]" office:value-type="float" office:value="0.0520000000000001">
            <text:p>0.052</text:p>
          </table:table-cell>
          <table:table-cell table:formula="of:=IF([.A81]&gt;=0;1;0)" office:value-type="float" office:value="1">
            <text:p>1</text:p>
          </table:table-cell>
          <table:table-cell table:formula="of:=2*[.B81]-1" office:value-type="float" office:value="1">
            <text:p>1</text:p>
          </table:table-cell>
          <table:table-cell table:formula="of:=[.C81]*(1-ABS(TANH([.$B$2]*[.A81])))" office:value-type="float" office:value="0.0000608631138011573">
            <text:p>6.09E-5</text:p>
          </table:table-cell>
          <table:table-cell table:formula="of:=[.A81]" office:value-type="float" office:value="0.0520000000000001">
            <text:p>0.052</text:p>
          </table:table-cell>
          <table:table-cell table:formula="of:=[.A81]+[.$B$1]*[.D81] - [.A81]" office:value-type="float" office:value="0.0000000060863113784948">
            <text:p>0.0000</text:p>
          </table:table-cell>
          <table:table-cell table:number-columns-repeated="1018"/>
        </table:table-row>
        <table:table-row table:style-name="ro1">
          <table:table-cell table:formula="of:=2*[.A81]-[.A80]" office:value-type="float" office:value="0.0540000000000001">
            <text:p>0.054</text:p>
          </table:table-cell>
          <table:table-cell table:formula="of:=IF([.A82]&gt;=0;1;0)" office:value-type="float" office:value="1">
            <text:p>1</text:p>
          </table:table-cell>
          <table:table-cell table:formula="of:=2*[.B82]-1" office:value-type="float" office:value="1">
            <text:p>1</text:p>
          </table:table-cell>
          <table:table-cell table:formula="of:=[.C82]*(1-ABS(TANH([.$B$2]*[.A82])))" office:value-type="float" office:value="0.0000407981745598196">
            <text:p>4.08E-5</text:p>
          </table:table-cell>
          <table:table-cell table:formula="of:=[.A82]" office:value-type="float" office:value="0.0540000000000001">
            <text:p>0.054</text:p>
          </table:table-cell>
          <table:table-cell table:formula="of:=[.A82]+[.$B$1]*[.D82] - [.A82]" office:value-type="float" office:value="0.00000000407981745609298">
            <text:p>0.0000</text:p>
          </table:table-cell>
          <table:table-cell table:number-columns-repeated="1018"/>
        </table:table-row>
        <table:table-row table:style-name="ro1">
          <table:table-cell table:formula="of:=2*[.A82]-[.A81]" office:value-type="float" office:value="0.0560000000000001">
            <text:p>0.056</text:p>
          </table:table-cell>
          <table:table-cell table:formula="of:=IF([.A83]&gt;=0;1;0)" office:value-type="float" office:value="1">
            <text:p>1</text:p>
          </table:table-cell>
          <table:table-cell table:formula="of:=2*[.B83]-1" office:value-type="float" office:value="1">
            <text:p>1</text:p>
          </table:table-cell>
          <table:table-cell table:formula="of:=[.C83]*(1-ABS(TANH([.$B$2]*[.A83])))" office:value-type="float" office:value="0.000027348018169171">
            <text:p>2.73E-5</text:p>
          </table:table-cell>
          <table:table-cell table:formula="of:=[.A83]" office:value-type="float" office:value="0.0560000000000001">
            <text:p>0.056</text:p>
          </table:table-cell>
          <table:table-cell table:formula="of:=[.A83]+[.$B$1]*[.D83] - [.A83]" office:value-type="float" office:value="0.00000000273480181556263">
            <text:p>0.0000</text:p>
          </table:table-cell>
          <table:table-cell table:number-columns-repeated="1018"/>
        </table:table-row>
        <table:table-row table:style-name="ro1">
          <table:table-cell table:formula="of:=2*[.A83]-[.A82]" office:value-type="float" office:value="0.0580000000000001">
            <text:p>0.058</text:p>
          </table:table-cell>
          <table:table-cell table:formula="of:=IF([.A84]&gt;=0;1;0)" office:value-type="float" office:value="1">
            <text:p>1</text:p>
          </table:table-cell>
          <table:table-cell table:formula="of:=2*[.B84]-1" office:value-type="float" office:value="1">
            <text:p>1</text:p>
          </table:table-cell>
          <table:table-cell table:formula="of:=[.C84]*(1-ABS(TANH([.$B$2]*[.A84])))" office:value-type="float" office:value="0.0000183320074397253">
            <text:p>1.83E-5</text:p>
          </table:table-cell>
          <table:table-cell table:formula="of:=[.A84]" office:value-type="float" office:value="0.0580000000000001">
            <text:p>0.058</text:p>
          </table:table-cell>
          <table:table-cell table:formula="of:=[.A84]+[.$B$1]*[.D84] - [.A84]" office:value-type="float" office:value="0.00000000183320074398363">
            <text:p>0.0000</text:p>
          </table:table-cell>
          <table:table-cell table:number-columns-repeated="1018"/>
        </table:table-row>
        <table:table-row table:style-name="ro1">
          <table:table-cell table:formula="of:=2*[.A84]-[.A83]" office:value-type="float" office:value="0.0600000000000001">
            <text:p>0.060</text:p>
          </table:table-cell>
          <table:table-cell table:formula="of:=IF([.A85]&gt;=0;1;0)" office:value-type="float" office:value="1">
            <text:p>1</text:p>
          </table:table-cell>
          <table:table-cell table:formula="of:=2*[.B85]-1" office:value-type="float" office:value="1">
            <text:p>1</text:p>
          </table:table-cell>
          <table:table-cell table:formula="of:=[.C85]*(1-ABS(TANH([.$B$2]*[.A85])))" office:value-type="float" office:value="0.0000122883492044146">
            <text:p>1.23E-5</text:p>
          </table:table-cell>
          <table:table-cell table:formula="of:=[.A85]" office:value-type="float" office:value="0.0600000000000001">
            <text:p>0.060</text:p>
          </table:table-cell>
          <table:table-cell table:formula="of:=[.A85]+[.$B$1]*[.D85] - [.A85]" office:value-type="float" office:value="0.00000000122883492270631">
            <text:p>0.0000</text:p>
          </table:table-cell>
          <table:table-cell table:number-columns-repeated="1018"/>
        </table:table-row>
        <table:table-row table:style-name="ro1">
          <table:table-cell table:formula="of:=2*[.A85]-[.A84]" office:value-type="float" office:value="0.0620000000000001">
            <text:p>0.062</text:p>
          </table:table-cell>
          <table:table-cell table:formula="of:=IF([.A86]&gt;=0;1;0)" office:value-type="float" office:value="1">
            <text:p>1</text:p>
          </table:table-cell>
          <table:table-cell table:formula="of:=2*[.B86]-1" office:value-type="float" office:value="1">
            <text:p>1</text:p>
          </table:table-cell>
          <table:table-cell table:formula="of:=[.C86]*(1-ABS(TANH([.$B$2]*[.A86])))" office:value-type="float" office:value="0.00000823714348963112">
            <text:p>8.24E-6</text:p>
          </table:table-cell>
          <table:table-cell table:formula="of:=[.A86]" office:value-type="float" office:value="0.0620000000000001">
            <text:p>0.062</text:p>
          </table:table-cell>
          <table:table-cell table:formula="of:=[.A86]+[.$B$1]*[.D86] - [.A86]" office:value-type="float" office:value="0.000000000823714346731563">
            <text:p>0.0000</text:p>
          </table:table-cell>
          <table:table-cell table:number-columns-repeated="1018"/>
        </table:table-row>
        <table:table-row table:style-name="ro1">
          <table:table-cell table:formula="of:=2*[.A86]-[.A85]" office:value-type="float" office:value="0.0640000000000001">
            <text:p>0.064</text:p>
          </table:table-cell>
          <table:table-cell table:formula="of:=IF([.A87]&gt;=0;1;0)" office:value-type="float" office:value="1">
            <text:p>1</text:p>
          </table:table-cell>
          <table:table-cell table:formula="of:=2*[.B87]-1" office:value-type="float" office:value="1">
            <text:p>1</text:p>
          </table:table-cell>
          <table:table-cell table:formula="of:=[.C87]*(1-ABS(TANH([.$B$2]*[.A87])))" office:value-type="float" office:value="0.00000552152990040966">
            <text:p>5.52E-6</text:p>
          </table:table-cell>
          <table:table-cell table:formula="of:=[.A87]" office:value-type="float" office:value="0.0640000000000001">
            <text:p>0.064</text:p>
          </table:table-cell>
          <table:table-cell table:formula="of:=[.A87]+[.$B$1]*[.D87] - [.A87]" office:value-type="float" office:value="0.000000000552152989996557">
            <text:p>0.0000</text:p>
          </table:table-cell>
          <table:table-cell table:number-columns-repeated="1018"/>
        </table:table-row>
        <table:table-row table:style-name="ro1">
          <table:table-cell table:formula="of:=2*[.A87]-[.A86]" office:value-type="float" office:value="0.0660000000000001">
            <text:p>0.066</text:p>
          </table:table-cell>
          <table:table-cell table:formula="of:=IF([.A88]&gt;=0;1;0)" office:value-type="float" office:value="1">
            <text:p>1</text:p>
          </table:table-cell>
          <table:table-cell table:formula="of:=2*[.B88]-1" office:value-type="float" office:value="1">
            <text:p>1</text:p>
          </table:table-cell>
          <table:table-cell table:formula="of:=[.C88]*(1-ABS(TANH([.$B$2]*[.A88])))" office:value-type="float" office:value="0.00000370119554571335">
            <text:p>3.70E-6</text:p>
          </table:table-cell>
          <table:table-cell table:formula="of:=[.A88]" office:value-type="float" office:value="0.0660000000000001">
            <text:p>0.066</text:p>
          </table:table-cell>
          <table:table-cell table:formula="of:=[.A88]+[.$B$1]*[.D88] - [.A88]" office:value-type="float" office:value="0.000000000370119560000326">
            <text:p>0.0000</text:p>
          </table:table-cell>
          <table:table-cell table:number-columns-repeated="1018"/>
        </table:table-row>
        <table:table-row table:style-name="ro1">
          <table:table-cell table:formula="of:=2*[.A88]-[.A87]" office:value-type="float" office:value="0.0680000000000001">
            <text:p>0.068</text:p>
          </table:table-cell>
          <table:table-cell table:formula="of:=IF([.A89]&gt;=0;1;0)" office:value-type="float" office:value="1">
            <text:p>1</text:p>
          </table:table-cell>
          <table:table-cell table:formula="of:=2*[.B89]-1" office:value-type="float" office:value="1">
            <text:p>1</text:p>
          </table:table-cell>
          <table:table-cell table:formula="of:=[.C89]*(1-ABS(TANH([.$B$2]*[.A89])))" office:value-type="float" office:value="0.00000248098708222066">
            <text:p>2.48E-6</text:p>
          </table:table-cell>
          <table:table-cell table:formula="of:=[.A89]" office:value-type="float" office:value="0.0680000000000001">
            <text:p>0.068</text:p>
          </table:table-cell>
          <table:table-cell table:formula="of:=[.A89]+[.$B$1]*[.D89] - [.A89]" office:value-type="float" office:value="0.000000000248098708244271">
            <text:p>0.0000</text:p>
          </table:table-cell>
          <table:table-cell table:number-columns-repeated="1018"/>
        </table:table-row>
        <table:table-row table:style-name="ro1">
          <table:table-cell table:formula="of:=2*[.A89]-[.A88]" office:value-type="float" office:value="0.0700000000000001">
            <text:p>0.070</text:p>
          </table:table-cell>
          <table:table-cell table:formula="of:=IF([.A90]&gt;=0;1;0)" office:value-type="float" office:value="1">
            <text:p>1</text:p>
          </table:table-cell>
          <table:table-cell table:formula="of:=2*[.B90]-1" office:value-type="float" office:value="1">
            <text:p>1</text:p>
          </table:table-cell>
          <table:table-cell table:formula="of:=[.C90]*(1-ABS(TANH([.$B$2]*[.A90])))" office:value-type="float" office:value="0.00000166305605531214">
            <text:p>1.66E-6</text:p>
          </table:table-cell>
          <table:table-cell table:formula="of:=[.A90]" office:value-type="float" office:value="0.0700000000000001">
            <text:p>0.070</text:p>
          </table:table-cell>
          <table:table-cell table:formula="of:=[.A90]+[.$B$1]*[.D90] - [.A90]" office:value-type="float" office:value="0.000000000166305608173545">
            <text:p>0.0000</text:p>
          </table:table-cell>
          <table:table-cell table:number-columns-repeated="1018"/>
        </table:table-row>
        <table:table-row table:style-name="ro1">
          <table:table-cell table:formula="of:=2*[.A90]-[.A89]" office:value-type="float" office:value="0.0720000000000001">
            <text:p>0.072</text:p>
          </table:table-cell>
          <table:table-cell table:formula="of:=IF([.A91]&gt;=0;1;0)" office:value-type="float" office:value="1">
            <text:p>1</text:p>
          </table:table-cell>
          <table:table-cell table:formula="of:=2*[.B91]-1" office:value-type="float" office:value="1">
            <text:p>1</text:p>
          </table:table-cell>
          <table:table-cell table:formula="of:=[.C91]*(1-ABS(TANH([.$B$2]*[.A91])))" office:value-type="float" office:value="0.00000111478011721733">
            <text:p>1.11E-6</text:p>
          </table:table-cell>
          <table:table-cell table:formula="of:=[.A91]" office:value-type="float" office:value="0.0720000000000001">
            <text:p>0.072</text:p>
          </table:table-cell>
          <table:table-cell table:formula="of:=[.A91]+[.$B$1]*[.D91] - [.A91]" office:value-type="float" office:value="0.000000000111478007380761">
            <text:p>0.0000</text:p>
          </table:table-cell>
          <table:table-cell table:number-columns-repeated="1018"/>
        </table:table-row>
        <table:table-row table:style-name="ro1">
          <table:table-cell table:formula="of:=2*[.A91]-[.A90]" office:value-type="float" office:value="0.0740000000000001">
            <text:p>0.074</text:p>
          </table:table-cell>
          <table:table-cell table:formula="of:=IF([.A92]&gt;=0;1;0)" office:value-type="float" office:value="1">
            <text:p>1</text:p>
          </table:table-cell>
          <table:table-cell table:formula="of:=2*[.B92]-1" office:value-type="float" office:value="1">
            <text:p>1</text:p>
          </table:table-cell>
          <table:table-cell table:formula="of:=[.C92]*(1-ABS(TANH([.$B$2]*[.A92])))" office:value-type="float" office:value="0.000000747259596756145">
            <text:p>7.47E-7</text:p>
          </table:table-cell>
          <table:table-cell table:formula="of:=[.A92]" office:value-type="float" office:value="0.0740000000000001">
            <text:p>0.074</text:p>
          </table:table-cell>
          <table:table-cell table:formula="of:=[.A92]+[.$B$1]*[.D92] - [.A92]" office:value-type="float" office:value="0.0000000000747259615296869">
            <text:p>0.0000</text:p>
          </table:table-cell>
          <table:table-cell table:number-columns-repeated="1018"/>
        </table:table-row>
        <table:table-row table:style-name="ro1">
          <table:table-cell table:formula="of:=2*[.A92]-[.A91]" office:value-type="float" office:value="0.0760000000000002">
            <text:p>0.076</text:p>
          </table:table-cell>
          <table:table-cell table:formula="of:=IF([.A93]&gt;=0;1;0)" office:value-type="float" office:value="1">
            <text:p>1</text:p>
          </table:table-cell>
          <table:table-cell table:formula="of:=2*[.B93]-1" office:value-type="float" office:value="1">
            <text:p>1</text:p>
          </table:table-cell>
          <table:table-cell table:formula="of:=[.C93]*(1-ABS(TANH([.$B$2]*[.A93])))" office:value-type="float" office:value="0.000000500903148958898">
            <text:p>5.01E-7</text:p>
          </table:table-cell>
          <table:table-cell table:formula="of:=[.A93]" office:value-type="float" office:value="0.0760000000000002">
            <text:p>0.076</text:p>
          </table:table-cell>
          <table:table-cell table:formula="of:=[.A93]+[.$B$1]*[.D93] - [.A93]" office:value-type="float" office:value="0.0000000000500903207800718">
            <text:p>0.0000</text:p>
          </table:table-cell>
          <table:table-cell table:number-columns-repeated="1018"/>
        </table:table-row>
        <table:table-row table:style-name="ro1">
          <table:table-cell table:formula="of:=2*[.A93]-[.A92]" office:value-type="float" office:value="0.0780000000000002">
            <text:p>0.078</text:p>
          </table:table-cell>
          <table:table-cell table:formula="of:=IF([.A94]&gt;=0;1;0)" office:value-type="float" office:value="1">
            <text:p>1</text:p>
          </table:table-cell>
          <table:table-cell table:formula="of:=2*[.B94]-1" office:value-type="float" office:value="1">
            <text:p>1</text:p>
          </table:table-cell>
          <table:table-cell table:formula="of:=[.C94]*(1-ABS(TANH([.$B$2]*[.A94])))" office:value-type="float" office:value="0.00000033576544966607">
            <text:p>3.36E-7</text:p>
          </table:table-cell>
          <table:table-cell table:formula="of:=[.A94]" office:value-type="float" office:value="0.0780000000000002">
            <text:p>0.078</text:p>
          </table:table-cell>
          <table:table-cell table:formula="of:=[.A94]+[.$B$1]*[.D94] - [.A94]" office:value-type="float" office:value="0.0000000000335765443226776">
            <text:p>0.0000</text:p>
          </table:table-cell>
          <table:table-cell table:number-columns-repeated="1018"/>
        </table:table-row>
        <table:table-row table:style-name="ro1">
          <table:table-cell table:formula="of:=2*[.A94]-[.A93]" office:value-type="float" office:value="0.0800000000000002">
            <text:p>0.080</text:p>
          </table:table-cell>
          <table:table-cell table:formula="of:=IF([.A95]&gt;=0;1;0)" office:value-type="float" office:value="1">
            <text:p>1</text:p>
          </table:table-cell>
          <table:table-cell table:formula="of:=2*[.B95]-1" office:value-type="float" office:value="1">
            <text:p>1</text:p>
          </table:table-cell>
          <table:table-cell table:formula="of:=[.C95]*(1-ABS(TANH([.$B$2]*[.A95])))" office:value-type="float" office:value="0.000000225070324155752">
            <text:p>2.25E-7</text:p>
          </table:table-cell>
          <table:table-cell table:formula="of:=[.A95]" office:value-type="float" office:value="0.0800000000000002">
            <text:p>0.080</text:p>
          </table:table-cell>
          <table:table-cell table:formula="of:=[.A95]+[.$B$1]*[.D95] - [.A95]" office:value-type="float" office:value="0.0000000000225070379000769">
            <text:p>0.0000</text:p>
          </table:table-cell>
          <table:table-cell table:number-columns-repeated="1018"/>
        </table:table-row>
        <table:table-row table:style-name="ro1">
          <table:table-cell table:formula="of:=2*[.A95]-[.A94]" office:value-type="float" office:value="0.0820000000000002">
            <text:p>0.082</text:p>
          </table:table-cell>
          <table:table-cell table:formula="of:=IF([.A96]&gt;=0;1;0)" office:value-type="float" office:value="1">
            <text:p>1</text:p>
          </table:table-cell>
          <table:table-cell table:formula="of:=2*[.B96]-1" office:value-type="float" office:value="1">
            <text:p>1</text:p>
          </table:table-cell>
          <table:table-cell table:formula="of:=[.C96]*(1-ABS(TANH([.$B$2]*[.A96])))" office:value-type="float" office:value="0.000000150869155612909">
            <text:p>1.51E-7</text:p>
          </table:table-cell>
          <table:table-cell table:formula="of:=[.A96]" office:value-type="float" office:value="0.0820000000000002">
            <text:p>0.082</text:p>
          </table:table-cell>
          <table:table-cell table:formula="of:=[.A96]+[.$B$1]*[.D96] - [.A96]" office:value-type="float" office:value="0.0000000000150869178261459">
            <text:p>0.0000</text:p>
          </table:table-cell>
          <table:table-cell table:number-columns-repeated="1018"/>
        </table:table-row>
        <table:table-row table:style-name="ro1">
          <table:table-cell table:formula="of:=2*[.A96]-[.A95]" office:value-type="float" office:value="0.0840000000000002">
            <text:p>0.084</text:p>
          </table:table-cell>
          <table:table-cell table:formula="of:=IF([.A97]&gt;=0;1;0)" office:value-type="float" office:value="1">
            <text:p>1</text:p>
          </table:table-cell>
          <table:table-cell table:formula="of:=2*[.B97]-1" office:value-type="float" office:value="1">
            <text:p>1</text:p>
          </table:table-cell>
          <table:table-cell table:formula="of:=[.C97]*(1-ABS(TANH([.$B$2]*[.A97])))" office:value-type="float" office:value="0.000000101130621876777">
            <text:p>1.01E-7</text:p>
          </table:table-cell>
          <table:table-cell table:formula="of:=[.A97]" office:value-type="float" office:value="0.0840000000000002">
            <text:p>0.084</text:p>
          </table:table-cell>
          <table:table-cell table:formula="of:=[.A97]+[.$B$1]*[.D97] - [.A97]" office:value-type="float" office:value="0.000000000010113063164674">
            <text:p>0.0000</text:p>
          </table:table-cell>
          <table:table-cell table:number-columns-repeated="1018"/>
        </table:table-row>
        <table:table-row table:style-name="ro1">
          <table:table-cell table:formula="of:=2*[.A97]-[.A96]" office:value-type="float" office:value="0.0860000000000002">
            <text:p>0.086</text:p>
          </table:table-cell>
          <table:table-cell table:formula="of:=IF([.A98]&gt;=0;1;0)" office:value-type="float" office:value="1">
            <text:p>1</text:p>
          </table:table-cell>
          <table:table-cell table:formula="of:=2*[.B98]-1" office:value-type="float" office:value="1">
            <text:p>1</text:p>
          </table:table-cell>
          <table:table-cell table:formula="of:=[.C98]*(1-ABS(TANH([.$B$2]*[.A98])))" office:value-type="float" office:value="0.0000000677898842615932">
            <text:p>6.78E-8</text:p>
          </table:table-cell>
          <table:table-cell table:formula="of:=[.A98]" office:value-type="float" office:value="0.0860000000000002">
            <text:p>0.086</text:p>
          </table:table-cell>
          <table:table-cell table:formula="of:=[.A98]+[.$B$1]*[.D98] - [.A98]" office:value-type="float" office:value="0.00000000000677899403278559">
            <text:p>0.0000</text:p>
          </table:table-cell>
          <table:table-cell table:number-columns-repeated="1018"/>
        </table:table-row>
        <table:table-row table:style-name="ro1">
          <table:table-cell table:formula="of:=2*[.A98]-[.A97]" office:value-type="float" office:value="0.0880000000000002">
            <text:p>0.088</text:p>
          </table:table-cell>
          <table:table-cell table:formula="of:=IF([.A99]&gt;=0;1;0)" office:value-type="float" office:value="1">
            <text:p>1</text:p>
          </table:table-cell>
          <table:table-cell table:formula="of:=2*[.B99]-1" office:value-type="float" office:value="1">
            <text:p>1</text:p>
          </table:table-cell>
          <table:table-cell table:formula="of:=[.C99]*(1-ABS(TANH([.$B$2]*[.A99])))" office:value-type="float" office:value="0.0000000454409188055394">
            <text:p>4.54E-8</text:p>
          </table:table-cell>
          <table:table-cell table:formula="of:=[.A99]" office:value-type="float" office:value="0.0880000000000002">
            <text:p>0.088</text:p>
          </table:table-cell>
          <table:table-cell table:formula="of:=[.A99]+[.$B$1]*[.D99] - [.A99]" office:value-type="float" office:value="0.00000000000454408732863953">
            <text:p>0.0000</text:p>
          </table:table-cell>
          <table:table-cell table:number-columns-repeated="1018"/>
        </table:table-row>
        <table:table-row table:style-name="ro1">
          <table:table-cell table:formula="of:=2*[.A99]-[.A98]" office:value-type="float" office:value="0.0900000000000002">
            <text:p>0.090</text:p>
          </table:table-cell>
          <table:table-cell table:formula="of:=IF([.A100]&gt;=0;1;0)" office:value-type="float" office:value="1">
            <text:p>1</text:p>
          </table:table-cell>
          <table:table-cell table:formula="of:=2*[.B100]-1" office:value-type="float" office:value="1">
            <text:p>1</text:p>
          </table:table-cell>
          <table:table-cell table:formula="of:=[.C100]*(1-ABS(TANH([.$B$2]*[.A100])))" office:value-type="float" office:value="0.0000000304599589995291">
            <text:p>3.05E-8</text:p>
          </table:table-cell>
          <table:table-cell table:formula="of:=[.A100]" office:value-type="float" office:value="0.0900000000000002">
            <text:p>0.090</text:p>
          </table:table-cell>
          <table:table-cell table:formula="of:=[.A100]+[.$B$1]*[.D100] - [.A100]" office:value-type="float" office:value="0.00000000000304599401257377">
            <text:p>0.0000</text:p>
          </table:table-cell>
          <table:table-cell table:number-columns-repeated="1018"/>
        </table:table-row>
        <table:table-row table:style-name="ro1">
          <table:table-cell table:formula="of:=2*[.A100]-[.A99]" office:value-type="float" office:value="0.0920000000000002">
            <text:p>0.092</text:p>
          </table:table-cell>
          <table:table-cell table:formula="of:=IF([.A101]&gt;=0;1;0)" office:value-type="float" office:value="1">
            <text:p>1</text:p>
          </table:table-cell>
          <table:table-cell table:formula="of:=2*[.B101]-1" office:value-type="float" office:value="1">
            <text:p>1</text:p>
          </table:table-cell>
          <table:table-cell table:formula="of:=[.C101]*(1-ABS(TANH([.$B$2]*[.A101])))" office:value-type="float" office:value="0.0000000204179212426325">
            <text:p>2.04E-8</text:p>
          </table:table-cell>
          <table:table-cell table:formula="of:=[.A101]" office:value-type="float" office:value="0.0920000000000002">
            <text:p>0.092</text:p>
          </table:table-cell>
          <table:table-cell table:formula="of:=[.A101]+[.$B$1]*[.D101] - [.A101]" office:value-type="float" office:value="0.00000000000204179728680032">
            <text:p>0.0000</text:p>
          </table:table-cell>
          <table:table-cell table:number-columns-repeated="1018"/>
        </table:table-row>
        <table:table-row table:style-name="ro1">
          <table:table-cell table:formula="of:=2*[.A101]-[.A100]" office:value-type="float" office:value="0.0940000000000002">
            <text:p>0.094</text:p>
          </table:table-cell>
          <table:table-cell table:formula="of:=IF([.A102]&gt;=0;1;0)" office:value-type="float" office:value="1">
            <text:p>1</text:p>
          </table:table-cell>
          <table:table-cell table:formula="of:=2*[.B102]-1" office:value-type="float" office:value="1">
            <text:p>1</text:p>
          </table:table-cell>
          <table:table-cell table:formula="of:=[.C102]*(1-ABS(TANH([.$B$2]*[.A102])))" office:value-type="float" office:value="0.0000000136865418998156">
            <text:p>1.37E-8</text:p>
          </table:table-cell>
          <table:table-cell table:formula="of:=[.A102]" office:value-type="float" office:value="0.0940000000000002">
            <text:p>0.094</text:p>
          </table:table-cell>
          <table:table-cell table:formula="of:=[.A102]+[.$B$1]*[.D102] - [.A102]" office:value-type="float" office:value="0.00000000000136865518918228">
            <text:p>0.0000</text:p>
          </table:table-cell>
          <table:table-cell table:number-columns-repeated="1018"/>
        </table:table-row>
        <table:table-row table:style-name="ro1">
          <table:table-cell table:formula="of:=2*[.A102]-[.A101]" office:value-type="float" office:value="0.0960000000000002">
            <text:p>0.096</text:p>
          </table:table-cell>
          <table:table-cell table:formula="of:=IF([.A103]&gt;=0;1;0)" office:value-type="float" office:value="1">
            <text:p>1</text:p>
          </table:table-cell>
          <table:table-cell table:formula="of:=2*[.B103]-1" office:value-type="float" office:value="1">
            <text:p>1</text:p>
          </table:table-cell>
          <table:table-cell table:formula="of:=[.C103]*(1-ABS(TANH([.$B$2]*[.A103])))" office:value-type="float" office:value="0.00000000917436349112677">
            <text:p>9.17E-9</text:p>
          </table:table-cell>
          <table:table-cell table:formula="of:=[.A103]" office:value-type="float" office:value="0.0960000000000002">
            <text:p>0.096</text:p>
          </table:table-cell>
          <table:table-cell table:formula="of:=[.A103]+[.$B$1]*[.D103] - [.A103]" office:value-type="float" office:value="0.000000000000917432796398998">
            <text:p>0.0000</text:p>
          </table:table-cell>
          <table:table-cell table:number-columns-repeated="1018"/>
        </table:table-row>
        <table:table-row table:style-name="ro1">
          <table:table-cell table:formula="of:=2*[.A103]-[.A102]" office:value-type="float" office:value="0.0980000000000002">
            <text:p>0.098</text:p>
          </table:table-cell>
          <table:table-cell table:formula="of:=IF([.A104]&gt;=0;1;0)" office:value-type="float" office:value="1">
            <text:p>1</text:p>
          </table:table-cell>
          <table:table-cell table:formula="of:=2*[.B104]-1" office:value-type="float" office:value="1">
            <text:p>1</text:p>
          </table:table-cell>
          <table:table-cell table:formula="of:=[.C104]*(1-ABS(TANH([.$B$2]*[.A104])))" office:value-type="float" office:value="0.00000000614975970147924">
            <text:p>6.15E-9</text:p>
          </table:table-cell>
          <table:table-cell table:formula="of:=[.A104]" office:value-type="float" office:value="0.0980000000000002">
            <text:p>0.098</text:p>
          </table:table-cell>
          <table:table-cell table:formula="of:=[.A104]+[.$B$1]*[.D104] - [.A104]" office:value-type="float" office:value="0.00000000000061498028891549">
            <text:p>0.0000</text:p>
          </table:table-cell>
          <table:table-cell table:number-columns-repeated="1018"/>
        </table:table-row>
        <table:table-row table:style-name="ro1">
          <table:table-cell table:formula="of:=2*[.A104]-[.A103]" office:value-type="float" office:value="0.1">
            <text:p>0.100</text:p>
          </table:table-cell>
          <table:table-cell table:formula="of:=IF([.A105]&gt;=0;1;0)" office:value-type="float" office:value="1">
            <text:p>1</text:p>
          </table:table-cell>
          <table:table-cell table:formula="of:=2*[.B105]-1" office:value-type="float" office:value="1">
            <text:p>1</text:p>
          </table:table-cell>
          <table:table-cell table:formula="of:=[.C105]*(1-ABS(TANH([.$B$2]*[.A105])))" office:value-type="float" office:value="0.0000000041223072733132">
            <text:p>4.12E-9</text:p>
          </table:table-cell>
          <table:table-cell table:formula="of:=[.A105]" office:value-type="float" office:value="0.1">
            <text:p>0.100</text:p>
          </table:table-cell>
          <table:table-cell table:formula="of:=[.A105]+[.$B$1]*[.D105] - [.A105]" office:value-type="float" office:value="0.000000000000412225809043321">
            <text:p>0.00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scientific-number number:decimal-places="2" number:min-integer-digits="1" number:min-exponent-digits="1"/>
    </number:number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number:number-style style:name="N115">
      <number:number number:decimal-places="13" number:min-integer-digits="1"/>
    </number:number-style>
    <number:number-style style:name="N116">
      <number:number number:decimal-places="14" number:min-integer-digits="1"/>
    </number:number-style>
    <number:number-style style:name="N117">
      <number:number number:decimal-places="15" number:min-integer-digits="1"/>
    </number:number-style>
    <number:number-style style:name="N118">
      <number:number number:decimal-places="16" number:min-integer-digits="1"/>
    </number:number-style>
    <number:number-style style:name="N119">
      <number:number number:decimal-places="17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8T11:51:06</meta:creation-date>
    <dc:date>2012-07-18T12:05:12</dc:date>
    <meta:editing-duration>PT12M25S</meta:editing-duration>
    <meta:editing-cycles>4</meta:editing-cycles>
    <meta:generator>LibreOffice/3.5$Linux_X86_64 LibreOffice_project/165a79a-7059095-e13bb37-fef39a4-9503d18</meta:generator>
    <meta:document-statistic meta:table-count="3" meta:cell-count="6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1">
      <number:number number:decimal-places="3" number:min-integer-digits="1"/>
    </number:number-style>
    <number:number-style style:name="N126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6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102cm" svg:height="20.108cm" xlink:href=".." xlink:type="simple" chart:class="chart:scatter" chart:style-name="ch1">
        <chart:plot-area chart:style-name="ch2" table:cell-range-address="Sheet1.A5:Sheet1.A105 Sheet1.F4:Sheet1.F105" chart:data-source-has-labels="row" svg:x="0.972cm" svg:y="1.743cm" svg:width="24.086cm" svg:height="17.543cm">
          <chartooo:coordinate-region svg:x="1.449cm" svg:y="1.942cm" svg:width="23.184cm" svg:height="17.14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F5:Sheet1.F105" chart:label-cell-address="Sheet1.F4:Sheet1.F4" chart:class="chart:scatter">
            <chart:domain table:cell-range-address="Sheet1.A5:Sheet1.A105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2</text:p>
                <draw:g>
                  <svg:desc>Sheet1.F4:Sheet1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">
                <text:p>-0.1</text:p>
                <draw:g>
                  <svg:desc>Sheet1.A5:Sheet1.A105</svg:desc>
                </draw:g>
              </table:table-cell>
              <table:table-cell office:value-type="float" office:value="-0.000000000000412225809043321">
                <text:p>-0.000000000000412225809043321</text:p>
                <draw:g>
                  <svg:desc>Sheet1.F5:Sheet1.F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98">
                <text:p>-0.098</text:p>
              </table:table-cell>
              <table:table-cell office:value-type="float" office:value="-0.00000000000061498028891549">
                <text:p>-0.00000000000061498028891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96">
                <text:p>-0.096</text:p>
              </table:table-cell>
              <table:table-cell office:value-type="float" office:value="-0.000000000000917432796398998">
                <text:p>-0.0000000000009174327963989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94">
                <text:p>-0.094</text:p>
              </table:table-cell>
              <table:table-cell office:value-type="float" office:value="-0.00000000000136865518918228">
                <text:p>-0.000000000001368655189182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92">
                <text:p>-0.092</text:p>
              </table:table-cell>
              <table:table-cell office:value-type="float" office:value="-0.00000000000204179728680032">
                <text:p>-0.000000000002041797286800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9">
                <text:p>-0.09</text:p>
              </table:table-cell>
              <table:table-cell office:value-type="float" office:value="-0.00000000000304599401257377">
                <text:p>-0.000000000003045994012573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88">
                <text:p>-0.088</text:p>
              </table:table-cell>
              <table:table-cell office:value-type="float" office:value="-0.00000000000454408732863953">
                <text:p>-0.000000000004544087328639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86">
                <text:p>-0.086</text:p>
              </table:table-cell>
              <table:table-cell office:value-type="float" office:value="-0.00000000000677899403278559">
                <text:p>-0.000000000006778994032785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84">
                <text:p>-0.084</text:p>
              </table:table-cell>
              <table:table-cell office:value-type="float" office:value="-0.000000000010113063164674">
                <text:p>-0.0000000000101130631646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82">
                <text:p>-0.082</text:p>
              </table:table-cell>
              <table:table-cell office:value-type="float" office:value="-0.0000000000150869178261459">
                <text:p>-0.00000000001508691782614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8">
                <text:p>-0.08</text:p>
              </table:table-cell>
              <table:table-cell office:value-type="float" office:value="-0.0000000000225070379000769">
                <text:p>-0.00000000002250703790007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78">
                <text:p>-0.078</text:p>
              </table:table-cell>
              <table:table-cell office:value-type="float" office:value="-0.0000000000335765443226776">
                <text:p>-0.00000000003357654432267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76">
                <text:p>-0.076</text:p>
              </table:table-cell>
              <table:table-cell office:value-type="float" office:value="-0.0000000000500903207800718">
                <text:p>-0.00000000005009032078007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74">
                <text:p>-0.074</text:p>
              </table:table-cell>
              <table:table-cell office:value-type="float" office:value="-0.0000000000747259615296869">
                <text:p>-0.00000000007472596152968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72">
                <text:p>-0.072</text:p>
              </table:table-cell>
              <table:table-cell office:value-type="float" office:value="-0.000000000111478007380761">
                <text:p>-0.0000000001114780073807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7">
                <text:p>-0.07</text:p>
              </table:table-cell>
              <table:table-cell office:value-type="float" office:value="-0.000000000166305608173545">
                <text:p>-0.0000000001663056081735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68">
                <text:p>-0.068</text:p>
              </table:table-cell>
              <table:table-cell office:value-type="float" office:value="-0.000000000248098708244271">
                <text:p>-0.0000000002480987082442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66">
                <text:p>-0.066</text:p>
              </table:table-cell>
              <table:table-cell office:value-type="float" office:value="-0.000000000370119560000326">
                <text:p>-0.0000000003701195600003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64">
                <text:p>-0.064</text:p>
              </table:table-cell>
              <table:table-cell office:value-type="float" office:value="-0.000000000552152989996557">
                <text:p>-0.0000000005521529899965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62">
                <text:p>-0.062</text:p>
              </table:table-cell>
              <table:table-cell office:value-type="float" office:value="-0.000000000823714346731563">
                <text:p>-0.0000000008237143467315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6">
                <text:p>-0.06</text:p>
              </table:table-cell>
              <table:table-cell office:value-type="float" office:value="-0.00000000122883492270631">
                <text:p>-0.000000001228834922706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58">
                <text:p>-0.058</text:p>
              </table:table-cell>
              <table:table-cell office:value-type="float" office:value="-0.00000000183320074398363">
                <text:p>-0.000000001833200743983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56">
                <text:p>-0.056</text:p>
              </table:table-cell>
              <table:table-cell office:value-type="float" office:value="-0.00000000273480181556263">
                <text:p>-0.000000002734801815562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54">
                <text:p>-0.054</text:p>
              </table:table-cell>
              <table:table-cell office:value-type="float" office:value="-0.00000000407981745609298">
                <text:p>-0.0000000040798174560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52">
                <text:p>-0.052</text:p>
              </table:table-cell>
              <table:table-cell office:value-type="float" office:value="-0.0000000060863113784948">
                <text:p>-0.00000000608631137849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5">
                <text:p>-0.05</text:p>
              </table:table-cell>
              <table:table-cell office:value-type="float" office:value="-0.00000000907957373869062">
                <text:p>-0.000000009079573738690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48">
                <text:p>-0.048</text:p>
              </table:table-cell>
              <table:table-cell office:value-type="float" office:value="-0.0000000135448299243279">
                <text:p>-0.00000001354482992432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46">
                <text:p>-0.046</text:p>
              </table:table-cell>
              <table:table-cell office:value-type="float" office:value="-0.0000000202058387799298">
                <text:p>-0.00000002020583877992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44">
                <text:p>-0.044</text:p>
              </table:table-cell>
              <table:table-cell office:value-type="float" office:value="-0.0000000301420716095069">
                <text:p>-0.00000003014207160950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42">
                <text:p>-0.042</text:p>
              </table:table-cell>
              <table:table-cell office:value-type="float" office:value="-0.0000000449633540469674">
                <text:p>-0.00000004496335404696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4">
                <text:p>-0.04</text:p>
              </table:table-cell>
              <table:table-cell office:value-type="float" office:value="-0.0000000670700260954615">
                <text:p>-0.00000006707002609546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379999999999999">
                <text:p>-0.0379999999999999</text:p>
              </table:table-cell>
              <table:table-cell office:value-type="float" office:value="-0.000000100040221419351">
                <text:p>-0.0000001000402214193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359999999999999">
                <text:p>-0.0359999999999999</text:p>
              </table:table-cell>
              <table:table-cell office:value-type="float" office:value="-0.000000149205766769578">
                <text:p>-0.0000001492057667695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339999999999999">
                <text:p>-0.0339999999999999</text:p>
              </table:table-cell>
              <table:table-cell office:value-type="float" office:value="-0.000000222507206569522">
                <text:p>-0.0000002225072065695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319999999999999">
                <text:p>-0.0319999999999999</text:p>
              </table:table-cell>
              <table:table-cell office:value-type="float" office:value="-0.000000331760216035204">
                <text:p>-0.0000003317602160352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3">
                <text:p>-0.03</text:p>
              </table:table-cell>
              <table:table-cell office:value-type="float" office:value="-0.000000494524631328153">
                <text:p>-0.0000004945246313281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279999999999999">
                <text:p>-0.0279999999999999</text:p>
              </table:table-cell>
              <table:table-cell office:value-type="float" office:value="-0.000000736847979888877">
                <text:p>-0.0000007368479798888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259999999999999">
                <text:p>-0.0259999999999999</text:p>
              </table:table-cell>
              <table:table-cell office:value-type="float" office:value="-0.00000109725977989056">
                <text:p>-0.000001097259779890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239999999999999">
                <text:p>-0.0239999999999999</text:p>
              </table:table-cell>
              <table:table-cell office:value-type="float" office:value="-0.00000163251423063171">
                <text:p>-0.000001632514230631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219999999999999">
                <text:p>-0.0219999999999999</text:p>
              </table:table-cell>
              <table:table-cell office:value-type="float" office:value="-0.00000242568699685558">
                <text:p>-0.000002425686996855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199999999999999">
                <text:p>-0.0199999999999999</text:p>
              </table:table-cell>
              <table:table-cell office:value-type="float" office:value="-0.00000359724199241671">
                <text:p>-0.000003597241992416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179999999999999">
                <text:p>-0.0179999999999999</text:p>
              </table:table-cell>
              <table:table-cell office:value-type="float" office:value="-0.00000531939871537338">
                <text:p>-0.000005319398715373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159999999999999">
                <text:p>-0.0159999999999999</text:p>
              </table:table-cell>
              <table:table-cell office:value-type="float" office:value="-0.00000783314455935283">
                <text:p>-0.000007833144559352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139999999999999">
                <text:p>-0.0139999999999999</text:p>
              </table:table-cell>
              <table:table-cell office:value-type="float" office:value="-0.0000114648351797735">
                <text:p>-0.00001146483517977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119999999999999">
                <text:p>-0.0119999999999999</text:p>
              </table:table-cell>
              <table:table-cell office:value-type="float" office:value="-0.0000166345392987842">
                <text:p>-0.00001663453929878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999999999999993">
                <text:p>-0.00999999999999993</text:p>
              </table:table-cell>
              <table:table-cell office:value-type="float" office:value="-0.0000238405844044231">
                <text:p>-0.00002384058440442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799999999999992">
                <text:p>-0.00799999999999992</text:p>
              </table:table-cell>
              <table:table-cell office:value-type="float" office:value="-0.0000335963229732162">
                <text:p>-0.00003359632297321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599999999999992">
                <text:p>-0.00599999999999992</text:p>
              </table:table-cell>
              <table:table-cell office:value-type="float" office:value="-0.0000462950433001968">
                <text:p>-0.00004629504330019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399999999999992">
                <text:p>-0.00399999999999992</text:p>
              </table:table-cell>
              <table:table-cell office:value-type="float" office:value="-0.0000620051037744781">
                <text:p>-0.00006200510377447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199999999999992">
                <text:p>-0.00199999999999992</text:p>
              </table:table-cell>
              <table:table-cell office:value-type="float" office:value="-0.0000802624679775103">
                <text:p>-0.00008026246797751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32667268468867E-017">
                <text:p>8.32667268468867E-017</text:p>
              </table:table-cell>
              <table:table-cell office:value-type="float" office:value="0.0000999999999999992">
                <text:p>0.00009999999999999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200000000000008">
                <text:p>0.00200000000000008</text:p>
              </table:table-cell>
              <table:table-cell office:value-type="float" office:value="0.000080262467977509">
                <text:p>0.0000802624679775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400000000000009">
                <text:p>0.00400000000000009</text:p>
              </table:table-cell>
              <table:table-cell office:value-type="float" office:value="0.0000620051037744764">
                <text:p>0.00006200510377447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600000000000009">
                <text:p>0.00600000000000009</text:p>
              </table:table-cell>
              <table:table-cell office:value-type="float" office:value="0.0000462950433001959">
                <text:p>0.00004629504330019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800000000000009">
                <text:p>0.00800000000000009</text:p>
              </table:table-cell>
              <table:table-cell office:value-type="float" office:value="0.0000335963229732145">
                <text:p>0.00003359632297321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00000000000001">
                <text:p>0.0100000000000001</text:p>
              </table:table-cell>
              <table:table-cell office:value-type="float" office:value="0.0000238405844044231">
                <text:p>0.00002384058440442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20000000000001">
                <text:p>0.0120000000000001</text:p>
              </table:table-cell>
              <table:table-cell office:value-type="float" office:value="0.0000166345392987842">
                <text:p>0.00001663453929878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40000000000001">
                <text:p>0.0140000000000001</text:p>
              </table:table-cell>
              <table:table-cell office:value-type="float" office:value="0.0000114648351797735">
                <text:p>0.00001146483517977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60000000000001">
                <text:p>0.0160000000000001</text:p>
              </table:table-cell>
              <table:table-cell office:value-type="float" office:value="0.00000783314455935283">
                <text:p>0.000007833144559352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80000000000001">
                <text:p>0.0180000000000001</text:p>
              </table:table-cell>
              <table:table-cell office:value-type="float" office:value="0.00000531939871537338">
                <text:p>0.000005319398715373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00000000000001">
                <text:p>0.0200000000000001</text:p>
              </table:table-cell>
              <table:table-cell office:value-type="float" office:value="0.00000359724199241671">
                <text:p>0.000003597241992416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20000000000001">
                <text:p>0.0220000000000001</text:p>
              </table:table-cell>
              <table:table-cell office:value-type="float" office:value="0.00000242568699685558">
                <text:p>0.000002425686996855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40000000000001">
                <text:p>0.0240000000000001</text:p>
              </table:table-cell>
              <table:table-cell office:value-type="float" office:value="0.00000163251423063171">
                <text:p>0.000001632514230631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60000000000001">
                <text:p>0.0260000000000001</text:p>
              </table:table-cell>
              <table:table-cell office:value-type="float" office:value="0.00000109725977989056">
                <text:p>0.000001097259779890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80000000000001">
                <text:p>0.0280000000000001</text:p>
              </table:table-cell>
              <table:table-cell office:value-type="float" office:value="0.000000736847979888877">
                <text:p>0.0000007368479798888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00000000000001">
                <text:p>0.0300000000000001</text:p>
              </table:table-cell>
              <table:table-cell office:value-type="float" office:value="0.000000494524631328153">
                <text:p>0.0000004945246313281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20000000000001">
                <text:p>0.0320000000000001</text:p>
              </table:table-cell>
              <table:table-cell office:value-type="float" office:value="0.000000331760216035204">
                <text:p>0.0000003317602160352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40000000000001">
                <text:p>0.0340000000000001</text:p>
              </table:table-cell>
              <table:table-cell office:value-type="float" office:value="0.000000222507206569522">
                <text:p>0.0000002225072065695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60000000000001">
                <text:p>0.0360000000000001</text:p>
              </table:table-cell>
              <table:table-cell office:value-type="float" office:value="0.000000149205766769578">
                <text:p>0.0000001492057667695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80000000000001">
                <text:p>0.0380000000000001</text:p>
              </table:table-cell>
              <table:table-cell office:value-type="float" office:value="0.000000100040221419351">
                <text:p>0.0000001000402214193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00000000000001">
                <text:p>0.0400000000000001</text:p>
              </table:table-cell>
              <table:table-cell office:value-type="float" office:value="0.0000000670700260954615">
                <text:p>0.00000006707002609546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420000000000001">
                <text:p>0.0420000000000001</text:p>
              </table:table-cell>
              <table:table-cell office:value-type="float" office:value="0.0000000449633540469674">
                <text:p>0.00000004496335404696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40000000000001">
                <text:p>0.0440000000000001</text:p>
              </table:table-cell>
              <table:table-cell office:value-type="float" office:value="0.0000000301420716095069">
                <text:p>0.00000003014207160950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60000000000001">
                <text:p>0.0460000000000001</text:p>
              </table:table-cell>
              <table:table-cell office:value-type="float" office:value="0.0000000202058387799298">
                <text:p>0.00000002020583877992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480000000000001">
                <text:p>0.0480000000000001</text:p>
              </table:table-cell>
              <table:table-cell office:value-type="float" office:value="0.0000000135448299243279">
                <text:p>0.00000001354482992432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500000000000001">
                <text:p>0.0500000000000001</text:p>
              </table:table-cell>
              <table:table-cell office:value-type="float" office:value="0.00000000907957373869062">
                <text:p>0.000000009079573738690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520000000000001">
                <text:p>0.0520000000000001</text:p>
              </table:table-cell>
              <table:table-cell office:value-type="float" office:value="0.0000000060863113784948">
                <text:p>0.00000000608631137849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540000000000001">
                <text:p>0.0540000000000001</text:p>
              </table:table-cell>
              <table:table-cell office:value-type="float" office:value="0.00000000407981745609298">
                <text:p>0.000000004079817456092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60000000000001">
                <text:p>0.0560000000000001</text:p>
              </table:table-cell>
              <table:table-cell office:value-type="float" office:value="0.00000000273480181556263">
                <text:p>0.000000002734801815562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580000000000001">
                <text:p>0.0580000000000001</text:p>
              </table:table-cell>
              <table:table-cell office:value-type="float" office:value="0.00000000183320074398363">
                <text:p>0.000000001833200743983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600000000000001">
                <text:p>0.0600000000000001</text:p>
              </table:table-cell>
              <table:table-cell office:value-type="float" office:value="0.00000000122883492270631">
                <text:p>0.000000001228834922706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620000000000001">
                <text:p>0.0620000000000001</text:p>
              </table:table-cell>
              <table:table-cell office:value-type="float" office:value="0.000000000823714346731563">
                <text:p>0.0000000008237143467315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40000000000001">
                <text:p>0.0640000000000001</text:p>
              </table:table-cell>
              <table:table-cell office:value-type="float" office:value="0.000000000552152989996557">
                <text:p>0.0000000005521529899965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660000000000001">
                <text:p>0.0660000000000001</text:p>
              </table:table-cell>
              <table:table-cell office:value-type="float" office:value="0.000000000370119560000326">
                <text:p>0.0000000003701195600003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680000000000001">
                <text:p>0.0680000000000001</text:p>
              </table:table-cell>
              <table:table-cell office:value-type="float" office:value="0.000000000248098708244271">
                <text:p>0.0000000002480987082442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700000000000001">
                <text:p>0.0700000000000001</text:p>
              </table:table-cell>
              <table:table-cell office:value-type="float" office:value="0.000000000166305608173545">
                <text:p>0.0000000001663056081735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720000000000001">
                <text:p>0.0720000000000001</text:p>
              </table:table-cell>
              <table:table-cell office:value-type="float" office:value="0.000000000111478007380761">
                <text:p>0.0000000001114780073807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740000000000001">
                <text:p>0.0740000000000001</text:p>
              </table:table-cell>
              <table:table-cell office:value-type="float" office:value="0.0000000000747259615296869">
                <text:p>0.00000000007472596152968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760000000000002">
                <text:p>0.0760000000000002</text:p>
              </table:table-cell>
              <table:table-cell office:value-type="float" office:value="0.0000000000500903207800718">
                <text:p>0.00000000005009032078007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780000000000002">
                <text:p>0.0780000000000002</text:p>
              </table:table-cell>
              <table:table-cell office:value-type="float" office:value="0.0000000000335765443226776">
                <text:p>0.00000000003357654432267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800000000000002">
                <text:p>0.0800000000000002</text:p>
              </table:table-cell>
              <table:table-cell office:value-type="float" office:value="0.0000000000225070379000769">
                <text:p>0.00000000002250703790007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820000000000002">
                <text:p>0.0820000000000002</text:p>
              </table:table-cell>
              <table:table-cell office:value-type="float" office:value="0.0000000000150869178261459">
                <text:p>0.00000000001508691782614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840000000000002">
                <text:p>0.0840000000000002</text:p>
              </table:table-cell>
              <table:table-cell office:value-type="float" office:value="0.000000000010113063164674">
                <text:p>0.0000000000101130631646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860000000000002">
                <text:p>0.0860000000000002</text:p>
              </table:table-cell>
              <table:table-cell office:value-type="float" office:value="0.00000000000677899403278559">
                <text:p>0.000000000006778994032785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880000000000002">
                <text:p>0.0880000000000002</text:p>
              </table:table-cell>
              <table:table-cell office:value-type="float" office:value="0.00000000000454408732863953">
                <text:p>0.000000000004544087328639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900000000000002">
                <text:p>0.0900000000000002</text:p>
              </table:table-cell>
              <table:table-cell office:value-type="float" office:value="0.00000000000304599401257377">
                <text:p>0.000000000003045994012573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920000000000002">
                <text:p>0.0920000000000002</text:p>
              </table:table-cell>
              <table:table-cell office:value-type="float" office:value="0.00000000000204179728680032">
                <text:p>0.000000000002041797286800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940000000000002">
                <text:p>0.0940000000000002</text:p>
              </table:table-cell>
              <table:table-cell office:value-type="float" office:value="0.00000000000136865518918228">
                <text:p>0.000000000001368655189182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60000000000002">
                <text:p>0.0960000000000002</text:p>
              </table:table-cell>
              <table:table-cell office:value-type="float" office:value="0.000000000000917432796398998">
                <text:p>0.0000000000009174327963989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980000000000002">
                <text:p>0.0980000000000002</text:p>
              </table:table-cell>
              <table:table-cell office:value-type="float" office:value="0.00000000000061498028891549">
                <text:p>0.000000000000614980288915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">
                <text:p>0.1</text:p>
              </table:table-cell>
              <table:table-cell office:value-type="float" office:value="0.000000000000412225809043321">
                <text:p>0.0000000000004122258090433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165a79a-7059095-e13bb37-fef39a4-9503d1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